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3.04mm"/>
    </style:style>
    <style:style style:name="co3" style:family="table-column">
      <style:table-column-properties fo:break-before="auto" style:column-width="13.58mm"/>
    </style:style>
    <style:style style:name="co4" style:family="table-column">
      <style:table-column-properties fo:break-before="auto" style:column-width="61.05mm"/>
    </style:style>
    <style:style style:name="co5" style:family="table-column">
      <style:table-column-properties fo:break-before="auto" style:column-width="63.54mm"/>
    </style:style>
    <style:style style:name="co6" style:family="table-column">
      <style:table-column-properties fo:break-before="auto" style:column-width="28.73mm"/>
    </style:style>
    <style:style style:name="co7" style:family="table-column">
      <style:table-column-properties fo:break-before="auto" style:column-width="27.23mm"/>
    </style:style>
    <style:style style:name="co8" style:family="table-column">
      <style:table-column-properties fo:break-before="auto" style:column-width="27.4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24"/>
    <style:style style:name="ce6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24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e0021" style:text-align-source="fix" style:repeat-content="false"/>
      <style:paragraph-properties fo:text-align="center" fo:margin-left="0mm"/>
      <style:text-properties fo:color="#ffff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1" draw:style-name="gr1" draw:text-style-name="P1" svg:width="280.84mm" svg:height="144.26mm" svg:x="517.65mm" svg:y="15.36mm">
            <loext:p draw:notify-on-update-of-ranges="Sheet1.N2:Sheet1.N2 Sheet1.N3:Sheet1.N38 Sheet1.O2:Sheet1.O2 Sheet1.O3:Sheet1.O38 Sheet1.P2:Sheet1.P2 Sheet1.P3:Sheet1.P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280.84mm" svg:height="144.26mm" svg:x="363.68mm" svg:y="339.46mm">
            <loext:p draw:notify-on-update-of-ranges="Sheet1.B3:Sheet1.B38 Sheet1.N2:Sheet1.N38 Sheet1.B3:Sheet1.B3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SPWM</text:p>
          </table:table-cell>
          <table:covered-table-cell table:number-columns-repeated="2" table:style-name="ce2"/>
          <table:table-cell table:style-name="ce2" table:number-columns-repeated="2"/>
          <table:table-cell table:style-name="ce3" office:value-type="string" calcext:value-type="string" table:number-columns-spanned="3" table:number-rows-spanned="1">
            <text:p>SVPWM</text:p>
          </table:table-cell>
          <table:covered-table-cell table:number-columns-repeated="2" table:style-name="ce2"/>
          <table:table-cell table:style-name="ce2"/>
          <table:table-cell table:style-name="ce13" office:value-type="string" calcext:value-type="string">
            <text:p>SPWM 0-255</text:p>
          </table:table-cell>
          <table:table-cell table:style-name="ce13" office:value-type="string" calcext:value-type="string">
            <text:p>SVPWM 0-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6" office:value-type="string" calcext:value-type="string">
            <text:p>Phase B</text:p>
          </table:table-cell>
          <table:table-cell table:style-name="ce7" office:value-type="string" calcext:value-type="string">
            <text:p>Phase C</text:p>
          </table:table-cell>
          <table:table-cell table:style-name="ce8"/>
          <table:table-cell table:style-name="ce2" office:value-type="string" calcext:value-type="string">
            <text:p>Voff</text:p>
          </table:table-cell>
          <table:table-cell table:style-name="ce10" office:value-type="string" calcext:value-type="string">
            <text:p>Phase Asv</text:p>
          </table:table-cell>
          <table:table-cell table:style-name="ce12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8"/>
          <table:table-cell table:style-name="ce2" office:value-type="string" calcext:value-type="string">
            <text:p>change amplitude (A3) to 255</text:p>
          </table:table-cell>
          <table:table-cell table:style-name="ce2" office:value-type="string" calcext:value-type="string">
            <text:p>change amplitude (A3) to 294</text:p>
          </table:table-cell>
          <table:table-cell table:style-name="ce16" office:value-type="string" calcext:value-type="string">
            <text:p>PWM phase A</text:p>
          </table:table-cell>
          <table:table-cell table:style-name="ce16" office:value-type="string" calcext:value-type="string">
            <text:p>PWM phase B</text:p>
          </table:table-cell>
          <table:table-cell table:style-name="ce16" office:value-type="string" calcext:value-type="string">
            <text:p>PWM phase C</text:p>
          </table:table-cell>
          <table:table-cell table:number-columns-repeated="2"/>
        </table:table-row>
        <table:table-row table:style-name="ro1">
          <table:table-cell table:style-name="ce1" office:value-type="float" office:value="3599" calcext:value-type="float">
            <text:p>359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[.$A$3]*SIN(RADIANS([.B3]))" office:value-type="float" office:value="0" calcext:value-type="float">
            <text:p>0,0000</text:p>
          </table:table-cell>
          <table:table-cell table:style-name="ce5" table:formula="of:=[.$A$3]*SIN(RADIANS([.B3]-120))" office:value-type="float" office:value="-3116.8254282202" calcext:value-type="float">
            <text:p>-3116,8254</text:p>
          </table:table-cell>
          <table:table-cell table:style-name="ce5" table:formula="of:=[.$A$3]*SIN(RADIANS([.B3]+120))" office:value-type="float" office:value="3116.8254282202" calcext:value-type="float">
            <text:p>3116,8254</text:p>
          </table:table-cell>
          <table:table-cell table:style-name="ce5"/>
          <table:table-cell table:style-name="ce9" table:formula="of:=(MIN([.C3];[.D3];[.E3])+MAX([.C3];[.D3];[.E3]))/2" office:value-type="float" office:value="0" calcext:value-type="float">
            <text:p>0,0000</text:p>
          </table:table-cell>
          <table:table-cell table:style-name="ce5" table:formula="of:=[.C3]-[.G3]" office:value-type="float" office:value="0" calcext:value-type="float">
            <text:p>0,0000</text:p>
          </table:table-cell>
          <table:table-cell table:style-name="ce5" table:formula="of:=[.D3]-[.G3]" office:value-type="float" office:value="-3116.8254282202" calcext:value-type="float">
            <text:p>-3116,8254</text:p>
          </table:table-cell>
          <table:table-cell table:style-name="ce5" table:formula="of:=[.E3]-[.G3]" office:value-type="float" office:value="3116.8254282202" calcext:value-type="float">
            <text:p>3116,8254</text:p>
          </table:table-cell>
          <table:table-cell table:style-name="ce5"/>
          <table:table-cell table:style-name="ce14" table:formula="of:=[.C3]/2+127" office:value-type="float" office:value="127" calcext:value-type="float">
            <text:p>127</text:p>
          </table:table-cell>
          <table:table-cell table:style-name="ce14" table:formula="of:=[.H3]/2+128" office:value-type="float" office:value="128" calcext:value-type="float">
            <text:p>128</text:p>
          </table:table-cell>
          <table:table-cell table:formula="of:=([.M3]+([.$A$3]/2))*[.$R$3]" office:value-type="float" office:value="1927.5" calcext:value-type="float">
            <text:p>1928</text:p>
          </table:table-cell>
          <table:table-cell table:style-name="ce17" table:formula="of:=[.N15]" office:value-type="float" office:value="3485.9127141101" calcext:value-type="float">
            <text:p>3486</text:p>
          </table:table-cell>
          <table:table-cell table:style-name="ce15" table:formula="of:=[.N27]" office:value-type="float" office:value="369.087285889903" calcext:value-type="float">
            <text:p>36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table:formula="of:=[.B3]+10" office:value-type="float" office:value="10" calcext:value-type="float">
            <text:p>10</text:p>
          </table:table-cell>
          <table:table-cell table:style-name="ce5" table:formula="of:=[.$A$3]*SIN(RADIANS([.B4]))" office:value-type="float" office:value="624.959791423282" calcext:value-type="float">
            <text:p>624,9598</text:p>
          </table:table-cell>
          <table:table-cell table:style-name="ce5" table:formula="of:=[.$A$3]*SIN(RADIANS([.B4]-120))" office:value-type="float" office:value="-3381.95374220848" calcext:value-type="float">
            <text:p>-3381,9537</text:p>
          </table:table-cell>
          <table:table-cell table:style-name="ce5" table:formula="of:=[.$A$3]*SIN(RADIANS([.B4]+120))" office:value-type="float" office:value="2756.9939507852" calcext:value-type="float">
            <text:p>2756,9940</text:p>
          </table:table-cell>
          <table:table-cell table:style-name="ce5"/>
          <table:table-cell table:style-name="ce9" table:formula="of:=(MIN([.C4];[.D4];[.E4])+MAX([.C4];[.D4];[.E4]))/2" office:value-type="float" office:value="-312.479895711641" calcext:value-type="float">
            <text:p>-312,4799</text:p>
          </table:table-cell>
          <table:table-cell table:style-name="ce5" table:formula="of:=[.C4]-[.G4]" office:value-type="float" office:value="937.439687134924" calcext:value-type="float">
            <text:p>937,4397</text:p>
          </table:table-cell>
          <table:table-cell table:style-name="ce5" table:formula="of:=[.D4]-[.G4]" office:value-type="float" office:value="-3069.47384649684" calcext:value-type="float">
            <text:p>-3069,4738</text:p>
          </table:table-cell>
          <table:table-cell table:style-name="ce5" table:formula="of:=[.E4]-[.G4]" office:value-type="float" office:value="3069.47384649684" calcext:value-type="float">
            <text:p>3069,4738</text:p>
          </table:table-cell>
          <table:table-cell table:style-name="ce5"/>
          <table:table-cell table:style-name="ce14" table:formula="of:=[.C4]/2+127" office:value-type="float" office:value="439.479895711641" calcext:value-type="float">
            <text:p>439</text:p>
          </table:table-cell>
          <table:table-cell table:style-name="ce14" table:formula="of:=[.H4]/2+128" office:value-type="float" office:value="596.719843567462" calcext:value-type="float">
            <text:p>597</text:p>
          </table:table-cell>
          <table:table-cell table:formula="of:=([.M4]+([.$A$3]/2))*[.$R$3]" office:value-type="float" office:value="2396.21984356746" calcext:value-type="float">
            <text:p>2396</text:p>
          </table:table-cell>
          <table:table-cell table:style-name="ce17" table:formula="of:=[.N16]" office:value-type="float" office:value="3462.23692324842" calcext:value-type="float">
            <text:p>3462</text:p>
          </table:table-cell>
          <table:table-cell table:style-name="ce15" table:formula="of:=[.N28]" office:value-type="float" office:value="392.763076751578" calcext:value-type="float">
            <text:p>393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4]+10" office:value-type="float" office:value="20" calcext:value-type="float">
            <text:p>20</text:p>
          </table:table-cell>
          <table:table-cell table:style-name="ce5" table:formula="of:=[.$A$3]*SIN(RADIANS([.B5]))" office:value-type="float" office:value="1230.93049582908" calcext:value-type="float">
            <text:p>1230,9305</text:p>
          </table:table-cell>
          <table:table-cell table:style-name="ce5" table:formula="of:=[.$A$3]*SIN(RADIANS([.B5]-120))" office:value-type="float" office:value="-3544.32310309094" calcext:value-type="float">
            <text:p>-3544,3231</text:p>
          </table:table-cell>
          <table:table-cell table:style-name="ce5" table:formula="of:=[.$A$3]*SIN(RADIANS([.B5]+120))" office:value-type="float" office:value="2313.39260726186" calcext:value-type="float">
            <text:p>2313,3926</text:p>
          </table:table-cell>
          <table:table-cell table:style-name="ce5"/>
          <table:table-cell table:style-name="ce9" table:formula="of:=(MIN([.C5];[.D5];[.E5])+MAX([.C5];[.D5];[.E5]))/2" office:value-type="float" office:value="-615.465247914541" calcext:value-type="float">
            <text:p>-615,4652</text:p>
          </table:table-cell>
          <table:table-cell table:style-name="ce5" table:formula="of:=[.C5]-[.G5]" office:value-type="float" office:value="1846.39574374362" calcext:value-type="float">
            <text:p>1846,3957</text:p>
          </table:table-cell>
          <table:table-cell table:style-name="ce5" table:formula="of:=[.D5]-[.G5]" office:value-type="float" office:value="-2928.8578551764" calcext:value-type="float">
            <text:p>-2928,8579</text:p>
          </table:table-cell>
          <table:table-cell table:style-name="ce5" table:formula="of:=[.E5]-[.G5]" office:value-type="float" office:value="2928.8578551764" calcext:value-type="float">
            <text:p>2928,8579</text:p>
          </table:table-cell>
          <table:table-cell table:style-name="ce5"/>
          <table:table-cell table:style-name="ce14" table:formula="of:=[.C5]/2+127" office:value-type="float" office:value="742.465247914541" calcext:value-type="float">
            <text:p>742</text:p>
          </table:table-cell>
          <table:table-cell table:style-name="ce14" table:formula="of:=[.H5]/2+128" office:value-type="float" office:value="1051.19787187181" calcext:value-type="float">
            <text:p>1051</text:p>
          </table:table-cell>
          <table:table-cell table:formula="of:=([.M5]+([.$A$3]/2))*[.$R$3]" office:value-type="float" office:value="2850.69787187181" calcext:value-type="float">
            <text:p>2851</text:p>
          </table:table-cell>
          <table:table-cell table:style-name="ce17" table:formula="of:=[.N17]" office:value-type="float" office:value="3391.9289275882" calcext:value-type="float">
            <text:p>3392</text:p>
          </table:table-cell>
          <table:table-cell table:style-name="ce15" table:formula="of:=[.N29]" office:value-type="float" office:value="463.071072411802" calcext:value-type="float">
            <text:p>463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5]+10" office:value-type="float" office:value="30" calcext:value-type="float">
            <text:p>30</text:p>
          </table:table-cell>
          <table:table-cell table:style-name="ce5" table:formula="of:=[.$A$3]*SIN(RADIANS([.B6]))" office:value-type="float" office:value="1799.5" calcext:value-type="float">
            <text:p>1799,5000</text:p>
          </table:table-cell>
          <table:table-cell table:style-name="ce5" table:formula="of:=[.$A$3]*SIN(RADIANS([.B6]-120))" office:value-type="float" office:value="-3599" calcext:value-type="float">
            <text:p>-3599,0000</text:p>
          </table:table-cell>
          <table:table-cell table:style-name="ce5" table:formula="of:=[.$A$3]*SIN(RADIANS([.B6]+120))" office:value-type="float" office:value="1799.5" calcext:value-type="float">
            <text:p>1799,5000</text:p>
          </table:table-cell>
          <table:table-cell table:style-name="ce5"/>
          <table:table-cell table:style-name="ce9" table:formula="of:=(MIN([.C6];[.D6];[.E6])+MAX([.C6];[.D6];[.E6]))/2" office:value-type="float" office:value="-899.75" calcext:value-type="float">
            <text:p>-899,7500</text:p>
          </table:table-cell>
          <table:table-cell table:style-name="ce5" table:formula="of:=[.C6]-[.G6]" office:value-type="float" office:value="2699.25" calcext:value-type="float">
            <text:p>2699,2500</text:p>
          </table:table-cell>
          <table:table-cell table:style-name="ce5" table:formula="of:=[.D6]-[.G6]" office:value-type="float" office:value="-2699.25" calcext:value-type="float">
            <text:p>-2699,2500</text:p>
          </table:table-cell>
          <table:table-cell table:style-name="ce5" table:formula="of:=[.E6]-[.G6]" office:value-type="float" office:value="2699.25" calcext:value-type="float">
            <text:p>2699,2500</text:p>
          </table:table-cell>
          <table:table-cell table:style-name="ce5"/>
          <table:table-cell table:style-name="ce14" table:formula="of:=[.C6]/2+127" office:value-type="float" office:value="1026.75" calcext:value-type="float">
            <text:p>1027</text:p>
          </table:table-cell>
          <table:table-cell table:style-name="ce14" table:formula="of:=[.H6]/2+128" office:value-type="float" office:value="1477.625" calcext:value-type="float">
            <text:p>1478</text:p>
          </table:table-cell>
          <table:table-cell table:formula="of:=([.M6]+([.$A$3]/2))*[.$R$3]" office:value-type="float" office:value="3277.125" calcext:value-type="float">
            <text:p>3277</text:p>
          </table:table-cell>
          <table:table-cell table:style-name="ce17" table:formula="of:=[.N18]" office:value-type="float" office:value="3277.125" calcext:value-type="float">
            <text:p>3277</text:p>
          </table:table-cell>
          <table:table-cell table:style-name="ce15" table:formula="of:=[.N30]" office:value-type="float" office:value="577.875" calcext:value-type="float">
            <text:p>578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6]+10" office:value-type="float" office:value="40" calcext:value-type="float">
            <text:p>40</text:p>
          </table:table-cell>
          <table:table-cell table:style-name="ce5" table:formula="of:=[.$A$3]*SIN(RADIANS([.B7]))" office:value-type="float" office:value="2313.39260726185" calcext:value-type="float">
            <text:p>2313,3926</text:p>
          </table:table-cell>
          <table:table-cell table:style-name="ce5" table:formula="of:=[.$A$3]*SIN(RADIANS([.B7]-120))" office:value-type="float" office:value="-3544.32310309094" calcext:value-type="float">
            <text:p>-3544,3231</text:p>
          </table:table-cell>
          <table:table-cell table:style-name="ce5" table:formula="of:=[.$A$3]*SIN(RADIANS([.B7]+120))" office:value-type="float" office:value="1230.93049582908" calcext:value-type="float">
            <text:p>1230,9305</text:p>
          </table:table-cell>
          <table:table-cell table:style-name="ce5"/>
          <table:table-cell table:style-name="ce9" table:formula="of:=(MIN([.C7];[.D7];[.E7])+MAX([.C7];[.D7];[.E7]))/2" office:value-type="float" office:value="-615.465247914541" calcext:value-type="float">
            <text:p>-615,4652</text:p>
          </table:table-cell>
          <table:table-cell table:style-name="ce5" table:formula="of:=[.C7]-[.G7]" office:value-type="float" office:value="2928.8578551764" calcext:value-type="float">
            <text:p>2928,8579</text:p>
          </table:table-cell>
          <table:table-cell table:style-name="ce5" table:formula="of:=[.D7]-[.G7]" office:value-type="float" office:value="-2928.8578551764" calcext:value-type="float">
            <text:p>-2928,8579</text:p>
          </table:table-cell>
          <table:table-cell table:style-name="ce5" table:formula="of:=[.E7]-[.G7]" office:value-type="float" office:value="1846.39574374362" calcext:value-type="float">
            <text:p>1846,3957</text:p>
          </table:table-cell>
          <table:table-cell table:style-name="ce5"/>
          <table:table-cell table:style-name="ce14" table:formula="of:=[.C7]/2+127" office:value-type="float" office:value="1283.69630363093" calcext:value-type="float">
            <text:p>1284</text:p>
          </table:table-cell>
          <table:table-cell table:style-name="ce14" table:formula="of:=[.H7]/2+128" office:value-type="float" office:value="1592.4289275882" calcext:value-type="float">
            <text:p>1592</text:p>
          </table:table-cell>
          <table:table-cell table:formula="of:=([.M7]+([.$A$3]/2))*[.$R$3]" office:value-type="float" office:value="3391.9289275882" calcext:value-type="float">
            <text:p>3392</text:p>
          </table:table-cell>
          <table:table-cell table:style-name="ce17" table:formula="of:=[.N19]" office:value-type="float" office:value="2850.69787187181" calcext:value-type="float">
            <text:p>2851</text:p>
          </table:table-cell>
          <table:table-cell table:style-name="ce15" table:formula="of:=[.N31]" office:value-type="float" office:value="463.071072411802" calcext:value-type="float">
            <text:p>463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7]+10" office:value-type="float" office:value="50" calcext:value-type="float">
            <text:p>50</text:p>
          </table:table-cell>
          <table:table-cell table:style-name="ce5" table:formula="of:=[.$A$3]*SIN(RADIANS([.B8]))" office:value-type="float" office:value="2756.9939507852" calcext:value-type="float">
            <text:p>2756,9940</text:p>
          </table:table-cell>
          <table:table-cell table:style-name="ce5" table:formula="of:=[.$A$3]*SIN(RADIANS([.B8]-120))" office:value-type="float" office:value="-3381.95374220848" calcext:value-type="float">
            <text:p>-3381,9537</text:p>
          </table:table-cell>
          <table:table-cell table:style-name="ce5" table:formula="of:=[.$A$3]*SIN(RADIANS([.B8]+120))" office:value-type="float" office:value="624.959791423282" calcext:value-type="float">
            <text:p>624,9598</text:p>
          </table:table-cell>
          <table:table-cell table:style-name="ce5"/>
          <table:table-cell table:style-name="ce9" table:formula="of:=(MIN([.C8];[.D8];[.E8])+MAX([.C8];[.D8];[.E8]))/2" office:value-type="float" office:value="-312.479895711641" calcext:value-type="float">
            <text:p>-312,4799</text:p>
          </table:table-cell>
          <table:table-cell table:style-name="ce5" table:formula="of:=[.C8]-[.G8]" office:value-type="float" office:value="3069.47384649684" calcext:value-type="float">
            <text:p>3069,4738</text:p>
          </table:table-cell>
          <table:table-cell table:style-name="ce5" table:formula="of:=[.D8]-[.G8]" office:value-type="float" office:value="-3069.47384649684" calcext:value-type="float">
            <text:p>-3069,4738</text:p>
          </table:table-cell>
          <table:table-cell table:style-name="ce5" table:formula="of:=[.E8]-[.G8]" office:value-type="float" office:value="937.439687134923" calcext:value-type="float">
            <text:p>937,4397</text:p>
          </table:table-cell>
          <table:table-cell table:style-name="ce5"/>
          <table:table-cell table:style-name="ce14" table:formula="of:=[.C8]/2+127" office:value-type="float" office:value="1505.4969753926" calcext:value-type="float">
            <text:p>1505</text:p>
          </table:table-cell>
          <table:table-cell table:style-name="ce14" table:formula="of:=[.H8]/2+128" office:value-type="float" office:value="1662.73692324842" calcext:value-type="float">
            <text:p>1663</text:p>
          </table:table-cell>
          <table:table-cell table:formula="of:=([.M8]+([.$A$3]/2))*[.$R$3]" office:value-type="float" office:value="3462.23692324842" calcext:value-type="float">
            <text:p>3462</text:p>
          </table:table-cell>
          <table:table-cell table:style-name="ce17" table:formula="of:=[.N20]" office:value-type="float" office:value="2396.21984356746" calcext:value-type="float">
            <text:p>2396</text:p>
          </table:table-cell>
          <table:table-cell table:style-name="ce15" table:formula="of:=[.N32]" office:value-type="float" office:value="392.763076751579" calcext:value-type="float">
            <text:p>393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8]+10" office:value-type="float" office:value="60" calcext:value-type="float">
            <text:p>60</text:p>
          </table:table-cell>
          <table:table-cell table:style-name="ce5" table:formula="of:=[.$A$3]*SIN(RADIANS([.B9]))" office:value-type="float" office:value="3116.82542822019" calcext:value-type="float">
            <text:p>3116,8254</text:p>
          </table:table-cell>
          <table:table-cell table:style-name="ce5" table:formula="of:=[.$A$3]*SIN(RADIANS([.B9]-120))" office:value-type="float" office:value="-3116.82542822019" calcext:value-type="float">
            <text:p>-3116,8254</text:p>
          </table:table-cell>
          <table:table-cell table:style-name="ce5" table:formula="of:=[.$A$3]*SIN(RADIANS([.B9]+120))" office:value-type="float" office:value="0.000000000000440750383013132" calcext:value-type="float">
            <text:p>0,0000</text:p>
          </table:table-cell>
          <table:table-cell table:style-name="ce5"/>
          <table:table-cell table:style-name="ce9" table:formula="of:=(MIN([.C9];[.D9];[.E9])+MAX([.C9];[.D9];[.E9]))/2" office:value-type="float" office:value="0" calcext:value-type="float">
            <text:p>0,0000</text:p>
          </table:table-cell>
          <table:table-cell table:style-name="ce5" table:formula="of:=[.C9]-[.G9]" office:value-type="float" office:value="3116.82542822019" calcext:value-type="float">
            <text:p>3116,8254</text:p>
          </table:table-cell>
          <table:table-cell table:style-name="ce5" table:formula="of:=[.D9]-[.G9]" office:value-type="float" office:value="-3116.82542822019" calcext:value-type="float">
            <text:p>-3116,8254</text:p>
          </table:table-cell>
          <table:table-cell table:style-name="ce5" table:formula="of:=[.E9]-[.G9]" office:value-type="float" office:value="0.000000000000440750383013132" calcext:value-type="float">
            <text:p>0,0000</text:p>
          </table:table-cell>
          <table:table-cell table:style-name="ce5"/>
          <table:table-cell table:style-name="ce14" table:formula="of:=[.C9]/2+127" office:value-type="float" office:value="1685.4127141101" calcext:value-type="float">
            <text:p>1685</text:p>
          </table:table-cell>
          <table:table-cell table:style-name="ce14" table:formula="of:=[.H9]/2+128" office:value-type="float" office:value="1686.4127141101" calcext:value-type="float">
            <text:p>1686</text:p>
          </table:table-cell>
          <table:table-cell table:formula="of:=([.M9]+([.$A$3]/2))*[.$R$3]" office:value-type="float" office:value="3485.9127141101" calcext:value-type="float">
            <text:p>3486</text:p>
          </table:table-cell>
          <table:table-cell table:style-name="ce17" table:formula="of:=[.N21]" office:value-type="float" office:value="1927.5" calcext:value-type="float">
            <text:p>1928</text:p>
          </table:table-cell>
          <table:table-cell table:style-name="ce15" table:formula="of:=[.N33]" office:value-type="float" office:value="369.087285889903" calcext:value-type="float">
            <text:p>369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9]+10" office:value-type="float" office:value="70" calcext:value-type="float">
            <text:p>70</text:p>
          </table:table-cell>
          <table:table-cell table:style-name="ce5" table:formula="of:=[.$A$3]*SIN(RADIANS([.B10]))" office:value-type="float" office:value="3381.95374220848" calcext:value-type="float">
            <text:p>3381,9537</text:p>
          </table:table-cell>
          <table:table-cell table:style-name="ce5" table:formula="of:=[.$A$3]*SIN(RADIANS([.B10]-120))" office:value-type="float" office:value="-2756.9939507852" calcext:value-type="float">
            <text:p>-2756,9940</text:p>
          </table:table-cell>
          <table:table-cell table:style-name="ce5" table:formula="of:=[.$A$3]*SIN(RADIANS([.B10]+120))" office:value-type="float" office:value="-624.959791423283" calcext:value-type="float">
            <text:p>-624,9598</text:p>
          </table:table-cell>
          <table:table-cell table:style-name="ce5"/>
          <table:table-cell table:style-name="ce9" table:formula="of:=(MIN([.C10];[.D10];[.E10])+MAX([.C10];[.D10];[.E10]))/2" office:value-type="float" office:value="312.479895711641" calcext:value-type="float">
            <text:p>312,4799</text:p>
          </table:table-cell>
          <table:table-cell table:style-name="ce5" table:formula="of:=[.C10]-[.G10]" office:value-type="float" office:value="3069.47384649684" calcext:value-type="float">
            <text:p>3069,4738</text:p>
          </table:table-cell>
          <table:table-cell table:style-name="ce5" table:formula="of:=[.D10]-[.G10]" office:value-type="float" office:value="-3069.47384649684" calcext:value-type="float">
            <text:p>-3069,4738</text:p>
          </table:table-cell>
          <table:table-cell table:style-name="ce5" table:formula="of:=[.E10]-[.G10]" office:value-type="float" office:value="-937.439687134924" calcext:value-type="float">
            <text:p>-937,4397</text:p>
          </table:table-cell>
          <table:table-cell table:style-name="ce5"/>
          <table:table-cell table:style-name="ce14" table:formula="of:=[.C10]/2+127" office:value-type="float" office:value="1817.97687110424" calcext:value-type="float">
            <text:p>1818</text:p>
          </table:table-cell>
          <table:table-cell table:style-name="ce14" table:formula="of:=[.H10]/2+128" office:value-type="float" office:value="1662.73692324842" calcext:value-type="float">
            <text:p>1663</text:p>
          </table:table-cell>
          <table:table-cell table:formula="of:=([.M10]+([.$A$3]/2))*[.$R$3]" office:value-type="float" office:value="3462.23692324842" calcext:value-type="float">
            <text:p>3462</text:p>
          </table:table-cell>
          <table:table-cell table:style-name="ce17" table:formula="of:=[.N22]" office:value-type="float" office:value="1458.78015643254" calcext:value-type="float">
            <text:p>1459</text:p>
          </table:table-cell>
          <table:table-cell table:style-name="ce15" table:formula="of:=[.N34]" office:value-type="float" office:value="392.763076751578" calcext:value-type="float">
            <text:p>393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0]+10" office:value-type="float" office:value="80" calcext:value-type="float">
            <text:p>80</text:p>
          </table:table-cell>
          <table:table-cell table:style-name="ce5" table:formula="of:=[.$A$3]*SIN(RADIANS([.B11]))" office:value-type="float" office:value="3544.32310309094" calcext:value-type="float">
            <text:p>3544,3231</text:p>
          </table:table-cell>
          <table:table-cell table:style-name="ce5" table:formula="of:=[.$A$3]*SIN(RADIANS([.B11]-120))" office:value-type="float" office:value="-2313.39260726185" calcext:value-type="float">
            <text:p>-2313,3926</text:p>
          </table:table-cell>
          <table:table-cell table:style-name="ce5" table:formula="of:=[.$A$3]*SIN(RADIANS([.B11]+120))" office:value-type="float" office:value="-1230.93049582908" calcext:value-type="float">
            <text:p>-1230,9305</text:p>
          </table:table-cell>
          <table:table-cell table:style-name="ce5"/>
          <table:table-cell table:style-name="ce9" table:formula="of:=(MIN([.C11];[.D11];[.E11])+MAX([.C11];[.D11];[.E11]))/2" office:value-type="float" office:value="615.465247914541" calcext:value-type="float">
            <text:p>615,4652</text:p>
          </table:table-cell>
          <table:table-cell table:style-name="ce5" table:formula="of:=[.C11]-[.G11]" office:value-type="float" office:value="2928.8578551764" calcext:value-type="float">
            <text:p>2928,8579</text:p>
          </table:table-cell>
          <table:table-cell table:style-name="ce5" table:formula="of:=[.D11]-[.G11]" office:value-type="float" office:value="-2928.8578551764" calcext:value-type="float">
            <text:p>-2928,8579</text:p>
          </table:table-cell>
          <table:table-cell table:style-name="ce5" table:formula="of:=[.E11]-[.G11]" office:value-type="float" office:value="-1846.39574374362" calcext:value-type="float">
            <text:p>-1846,3957</text:p>
          </table:table-cell>
          <table:table-cell table:style-name="ce5"/>
          <table:table-cell table:style-name="ce14" table:formula="of:=[.C11]/2+127" office:value-type="float" office:value="1899.16155154547" calcext:value-type="float">
            <text:p>1899</text:p>
          </table:table-cell>
          <table:table-cell table:style-name="ce14" table:formula="of:=[.H11]/2+128" office:value-type="float" office:value="1592.4289275882" calcext:value-type="float">
            <text:p>1592</text:p>
          </table:table-cell>
          <table:table-cell table:formula="of:=([.M11]+([.$A$3]/2))*[.$R$3]" office:value-type="float" office:value="3391.9289275882" calcext:value-type="float">
            <text:p>3392</text:p>
          </table:table-cell>
          <table:table-cell table:style-name="ce17" table:formula="of:=[.N23]" office:value-type="float" office:value="1004.30212812819" calcext:value-type="float">
            <text:p>1004</text:p>
          </table:table-cell>
          <table:table-cell table:style-name="ce15" table:formula="of:=[.N35]" office:value-type="float" office:value="463.071072411802" calcext:value-type="float">
            <text:p>463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1]+10" office:value-type="float" office:value="90" calcext:value-type="float">
            <text:p>90</text:p>
          </table:table-cell>
          <table:table-cell table:style-name="ce5" table:formula="of:=[.$A$3]*SIN(RADIANS([.B12]))" office:value-type="float" office:value="3599" calcext:value-type="float">
            <text:p>3599,0000</text:p>
          </table:table-cell>
          <table:table-cell table:style-name="ce5" table:formula="of:=[.$A$3]*SIN(RADIANS([.B12]-120))" office:value-type="float" office:value="-1799.5" calcext:value-type="float">
            <text:p>-1799,5000</text:p>
          </table:table-cell>
          <table:table-cell table:style-name="ce5" table:formula="of:=[.$A$3]*SIN(RADIANS([.B12]+120))" office:value-type="float" office:value="-1799.5" calcext:value-type="float">
            <text:p>-1799,5000</text:p>
          </table:table-cell>
          <table:table-cell table:style-name="ce5"/>
          <table:table-cell table:style-name="ce9" table:formula="of:=(MIN([.C12];[.D12];[.E12])+MAX([.C12];[.D12];[.E12]))/2" office:value-type="float" office:value="899.75" calcext:value-type="float">
            <text:p>899,7500</text:p>
          </table:table-cell>
          <table:table-cell table:style-name="ce5" table:formula="of:=[.C12]-[.G12]" office:value-type="float" office:value="2699.25" calcext:value-type="float">
            <text:p>2699,2500</text:p>
          </table:table-cell>
          <table:table-cell table:style-name="ce5" table:formula="of:=[.D12]-[.G12]" office:value-type="float" office:value="-2699.25" calcext:value-type="float">
            <text:p>-2699,2500</text:p>
          </table:table-cell>
          <table:table-cell table:style-name="ce5" table:formula="of:=[.E12]-[.G12]" office:value-type="float" office:value="-2699.25" calcext:value-type="float">
            <text:p>-2699,2500</text:p>
          </table:table-cell>
          <table:table-cell table:style-name="ce5"/>
          <table:table-cell table:style-name="ce14" table:formula="of:=[.C12]/2+127" office:value-type="float" office:value="1926.5" calcext:value-type="float">
            <text:p>1927</text:p>
          </table:table-cell>
          <table:table-cell table:style-name="ce14" table:formula="of:=[.H12]/2+128" office:value-type="float" office:value="1477.625" calcext:value-type="float">
            <text:p>1478</text:p>
          </table:table-cell>
          <table:table-cell table:formula="of:=([.M12]+([.$A$3]/2))*[.$R$3]" office:value-type="float" office:value="3277.125" calcext:value-type="float">
            <text:p>3277</text:p>
          </table:table-cell>
          <table:table-cell table:style-name="ce17" table:formula="of:=[.N24]" office:value-type="float" office:value="577.875" calcext:value-type="float">
            <text:p>578</text:p>
          </table:table-cell>
          <table:table-cell table:style-name="ce15" table:formula="of:=[.N36]" office:value-type="float" office:value="577.875" calcext:value-type="float">
            <text:p>578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2]+10" office:value-type="float" office:value="100" calcext:value-type="float">
            <text:p>100</text:p>
          </table:table-cell>
          <table:table-cell table:style-name="ce5" table:formula="of:=[.$A$3]*SIN(RADIANS([.B13]))" office:value-type="float" office:value="3544.32310309094" calcext:value-type="float">
            <text:p>3544,3231</text:p>
          </table:table-cell>
          <table:table-cell table:style-name="ce5" table:formula="of:=[.$A$3]*SIN(RADIANS([.B13]-120))" office:value-type="float" office:value="-1230.93049582908" calcext:value-type="float">
            <text:p>-1230,9305</text:p>
          </table:table-cell>
          <table:table-cell table:style-name="ce5" table:formula="of:=[.$A$3]*SIN(RADIANS([.B13]+120))" office:value-type="float" office:value="-2313.39260726185" calcext:value-type="float">
            <text:p>-2313,3926</text:p>
          </table:table-cell>
          <table:table-cell table:style-name="ce5"/>
          <table:table-cell table:style-name="ce9" table:formula="of:=(MIN([.C13];[.D13];[.E13])+MAX([.C13];[.D13];[.E13]))/2" office:value-type="float" office:value="615.465247914541" calcext:value-type="float">
            <text:p>615,4652</text:p>
          </table:table-cell>
          <table:table-cell table:style-name="ce5" table:formula="of:=[.C13]-[.G13]" office:value-type="float" office:value="2928.8578551764" calcext:value-type="float">
            <text:p>2928,8579</text:p>
          </table:table-cell>
          <table:table-cell table:style-name="ce5" table:formula="of:=[.D13]-[.G13]" office:value-type="float" office:value="-1846.39574374362" calcext:value-type="float">
            <text:p>-1846,3957</text:p>
          </table:table-cell>
          <table:table-cell table:style-name="ce5" table:formula="of:=[.E13]-[.G13]" office:value-type="float" office:value="-2928.8578551764" calcext:value-type="float">
            <text:p>-2928,8579</text:p>
          </table:table-cell>
          <table:table-cell table:style-name="ce5"/>
          <table:table-cell table:style-name="ce14" table:formula="of:=[.C13]/2+127" office:value-type="float" office:value="1899.16155154547" calcext:value-type="float">
            <text:p>1899</text:p>
          </table:table-cell>
          <table:table-cell table:style-name="ce14" table:formula="of:=[.H13]/2+128" office:value-type="float" office:value="1592.4289275882" calcext:value-type="float">
            <text:p>1592</text:p>
          </table:table-cell>
          <table:table-cell table:formula="of:=([.M13]+([.$A$3]/2))*[.$R$3]" office:value-type="float" office:value="3391.9289275882" calcext:value-type="float">
            <text:p>3392</text:p>
          </table:table-cell>
          <table:table-cell table:style-name="ce17" table:formula="of:=[.N25]" office:value-type="float" office:value="463.071072411802" calcext:value-type="float">
            <text:p>463</text:p>
          </table:table-cell>
          <table:table-cell table:style-name="ce15" table:formula="of:=[.N37]" office:value-type="float" office:value="1004.30212812819" calcext:value-type="float">
            <text:p>1004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3]+10" office:value-type="float" office:value="110" calcext:value-type="float">
            <text:p>110</text:p>
          </table:table-cell>
          <table:table-cell table:style-name="ce5" table:formula="of:=[.$A$3]*SIN(RADIANS([.B14]))" office:value-type="float" office:value="3381.95374220848" calcext:value-type="float">
            <text:p>3381,9537</text:p>
          </table:table-cell>
          <table:table-cell table:style-name="ce5" table:formula="of:=[.$A$3]*SIN(RADIANS([.B14]-120))" office:value-type="float" office:value="-624.959791423282" calcext:value-type="float">
            <text:p>-624,9598</text:p>
          </table:table-cell>
          <table:table-cell table:style-name="ce5" table:formula="of:=[.$A$3]*SIN(RADIANS([.B14]+120))" office:value-type="float" office:value="-2756.9939507852" calcext:value-type="float">
            <text:p>-2756,9940</text:p>
          </table:table-cell>
          <table:table-cell table:style-name="ce5"/>
          <table:table-cell table:style-name="ce9" table:formula="of:=(MIN([.C14];[.D14];[.E14])+MAX([.C14];[.D14];[.E14]))/2" office:value-type="float" office:value="312.479895711642" calcext:value-type="float">
            <text:p>312,4799</text:p>
          </table:table-cell>
          <table:table-cell table:style-name="ce5" table:formula="of:=[.C14]-[.G14]" office:value-type="float" office:value="3069.47384649684" calcext:value-type="float">
            <text:p>3069,4738</text:p>
          </table:table-cell>
          <table:table-cell table:style-name="ce5" table:formula="of:=[.D14]-[.G14]" office:value-type="float" office:value="-937.439687134924" calcext:value-type="float">
            <text:p>-937,4397</text:p>
          </table:table-cell>
          <table:table-cell table:style-name="ce5" table:formula="of:=[.E14]-[.G14]" office:value-type="float" office:value="-3069.47384649684" calcext:value-type="float">
            <text:p>-3069,4738</text:p>
          </table:table-cell>
          <table:table-cell table:style-name="ce5"/>
          <table:table-cell table:style-name="ce14" table:formula="of:=[.C14]/2+127" office:value-type="float" office:value="1817.97687110424" calcext:value-type="float">
            <text:p>1818</text:p>
          </table:table-cell>
          <table:table-cell table:style-name="ce14" table:formula="of:=[.H14]/2+128" office:value-type="float" office:value="1662.73692324842" calcext:value-type="float">
            <text:p>1663</text:p>
          </table:table-cell>
          <table:table-cell table:formula="of:=([.M14]+([.$A$3]/2))*[.$R$3]" office:value-type="float" office:value="3462.23692324842" calcext:value-type="float">
            <text:p>3462</text:p>
          </table:table-cell>
          <table:table-cell table:style-name="ce17" table:formula="of:=[.N26]" office:value-type="float" office:value="392.763076751578" calcext:value-type="float">
            <text:p>393</text:p>
          </table:table-cell>
          <table:table-cell table:style-name="ce15" table:formula="of:=[.N38]" office:value-type="float" office:value="1458.78015643254" calcext:value-type="float">
            <text:p>1459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4]+10" office:value-type="float" office:value="120" calcext:value-type="float">
            <text:p>120</text:p>
          </table:table-cell>
          <table:table-cell table:style-name="ce5" table:formula="of:=[.$A$3]*SIN(RADIANS([.B15]))" office:value-type="float" office:value="3116.8254282202" calcext:value-type="float">
            <text:p>3116,8254</text:p>
          </table:table-cell>
          <table:table-cell table:style-name="ce5" table:formula="of:=[.$A$3]*SIN(RADIANS([.B15]-120))" office:value-type="float" office:value="0" calcext:value-type="float">
            <text:p>0,0000</text:p>
          </table:table-cell>
          <table:table-cell table:style-name="ce5" table:formula="of:=[.$A$3]*SIN(RADIANS([.B15]+120))" office:value-type="float" office:value="-3116.82542822019" calcext:value-type="float">
            <text:p>-3116,8254</text:p>
          </table:table-cell>
          <table:table-cell table:style-name="ce5"/>
          <table:table-cell table:style-name="ce9" table:formula="of:=(MIN([.C15];[.D15];[.E15])+MAX([.C15];[.D15];[.E15]))/2" office:value-type="float" office:value="0" calcext:value-type="float">
            <text:p>0,0000</text:p>
          </table:table-cell>
          <table:table-cell table:style-name="ce11" table:formula="of:=[.C15]-[.G15]" office:value-type="float" office:value="3116.8254282202" calcext:value-type="float">
            <text:p>3116,8254</text:p>
          </table:table-cell>
          <table:table-cell table:style-name="ce5" table:formula="of:=[.D15]-[.G15]" office:value-type="float" office:value="0" calcext:value-type="float">
            <text:p>0,0000</text:p>
          </table:table-cell>
          <table:table-cell table:style-name="ce5" table:formula="of:=[.E15]-[.G15]" office:value-type="float" office:value="-3116.82542822019" calcext:value-type="float">
            <text:p>-3116,8254</text:p>
          </table:table-cell>
          <table:table-cell table:style-name="ce5"/>
          <table:table-cell table:style-name="ce14" table:formula="of:=[.C15]/2+127" office:value-type="float" office:value="1685.4127141101" calcext:value-type="float">
            <text:p>1685</text:p>
          </table:table-cell>
          <table:table-cell table:style-name="ce14" table:formula="of:=[.H15]/2+128" office:value-type="float" office:value="1686.4127141101" calcext:value-type="float">
            <text:p>1686</text:p>
          </table:table-cell>
          <table:table-cell table:formula="of:=([.M15]+([.$A$3]/2))*[.$R$3]" office:value-type="float" office:value="3485.9127141101" calcext:value-type="float">
            <text:p>3486</text:p>
          </table:table-cell>
          <table:table-cell table:style-name="ce17" table:formula="of:=[.N27]" office:value-type="float" office:value="369.087285889903" calcext:value-type="float">
            <text:p>369</text:p>
          </table:table-cell>
          <table:table-cell table:style-name="ce15" table:formula="of:=[.N3]" office:value-type="float" office:value="1927.5" calcext:value-type="float">
            <text:p>1928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5]+10" office:value-type="float" office:value="130" calcext:value-type="float">
            <text:p>130</text:p>
          </table:table-cell>
          <table:table-cell table:style-name="ce5" table:formula="of:=[.$A$3]*SIN(RADIANS([.B16]))" office:value-type="float" office:value="2756.9939507852" calcext:value-type="float">
            <text:p>2756,9940</text:p>
          </table:table-cell>
          <table:table-cell table:style-name="ce5" table:formula="of:=[.$A$3]*SIN(RADIANS([.B16]-120))" office:value-type="float" office:value="624.959791423282" calcext:value-type="float">
            <text:p>624,9598</text:p>
          </table:table-cell>
          <table:table-cell table:style-name="ce5" table:formula="of:=[.$A$3]*SIN(RADIANS([.B16]+120))" office:value-type="float" office:value="-3381.95374220848" calcext:value-type="float">
            <text:p>-3381,9537</text:p>
          </table:table-cell>
          <table:table-cell table:style-name="ce5"/>
          <table:table-cell table:style-name="ce9" table:formula="of:=(MIN([.C16];[.D16];[.E16])+MAX([.C16];[.D16];[.E16]))/2" office:value-type="float" office:value="-312.479895711641" calcext:value-type="float">
            <text:p>-312,4799</text:p>
          </table:table-cell>
          <table:table-cell table:style-name="ce5" table:formula="of:=[.C16]-[.G16]" office:value-type="float" office:value="3069.47384649684" calcext:value-type="float">
            <text:p>3069,4738</text:p>
          </table:table-cell>
          <table:table-cell table:style-name="ce5" table:formula="of:=[.D16]-[.G16]" office:value-type="float" office:value="937.439687134924" calcext:value-type="float">
            <text:p>937,4397</text:p>
          </table:table-cell>
          <table:table-cell table:style-name="ce5" table:formula="of:=[.E16]-[.G16]" office:value-type="float" office:value="-3069.47384649684" calcext:value-type="float">
            <text:p>-3069,4738</text:p>
          </table:table-cell>
          <table:table-cell table:style-name="ce5"/>
          <table:table-cell table:style-name="ce14" table:formula="of:=[.C16]/2+127" office:value-type="float" office:value="1505.4969753926" calcext:value-type="float">
            <text:p>1505</text:p>
          </table:table-cell>
          <table:table-cell table:style-name="ce14" table:formula="of:=[.H16]/2+128" office:value-type="float" office:value="1662.73692324842" calcext:value-type="float">
            <text:p>1663</text:p>
          </table:table-cell>
          <table:table-cell table:formula="of:=([.M16]+([.$A$3]/2))*[.$R$3]" office:value-type="float" office:value="3462.23692324842" calcext:value-type="float">
            <text:p>3462</text:p>
          </table:table-cell>
          <table:table-cell table:style-name="ce17" table:formula="of:=[.N28]" office:value-type="float" office:value="392.763076751578" calcext:value-type="float">
            <text:p>393</text:p>
          </table:table-cell>
          <table:table-cell table:style-name="ce15" table:formula="of:=[.N4]" office:value-type="float" office:value="2396.21984356746" calcext:value-type="float">
            <text:p>2396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6]+10" office:value-type="float" office:value="140" calcext:value-type="float">
            <text:p>140</text:p>
          </table:table-cell>
          <table:table-cell table:style-name="ce5" table:formula="of:=[.$A$3]*SIN(RADIANS([.B17]))" office:value-type="float" office:value="2313.39260726186" calcext:value-type="float">
            <text:p>2313,3926</text:p>
          </table:table-cell>
          <table:table-cell table:style-name="ce5" table:formula="of:=[.$A$3]*SIN(RADIANS([.B17]-120))" office:value-type="float" office:value="1230.93049582908" calcext:value-type="float">
            <text:p>1230,9305</text:p>
          </table:table-cell>
          <table:table-cell table:style-name="ce5" table:formula="of:=[.$A$3]*SIN(RADIANS([.B17]+120))" office:value-type="float" office:value="-3544.32310309094" calcext:value-type="float">
            <text:p>-3544,3231</text:p>
          </table:table-cell>
          <table:table-cell table:style-name="ce5"/>
          <table:table-cell table:style-name="ce9" table:formula="of:=(MIN([.C17];[.D17];[.E17])+MAX([.C17];[.D17];[.E17]))/2" office:value-type="float" office:value="-615.465247914541" calcext:value-type="float">
            <text:p>-615,4652</text:p>
          </table:table-cell>
          <table:table-cell table:style-name="ce5" table:formula="of:=[.C17]-[.G17]" office:value-type="float" office:value="2928.8578551764" calcext:value-type="float">
            <text:p>2928,8579</text:p>
          </table:table-cell>
          <table:table-cell table:style-name="ce5" table:formula="of:=[.D17]-[.G17]" office:value-type="float" office:value="1846.39574374362" calcext:value-type="float">
            <text:p>1846,3957</text:p>
          </table:table-cell>
          <table:table-cell table:style-name="ce5" table:formula="of:=[.E17]-[.G17]" office:value-type="float" office:value="-2928.8578551764" calcext:value-type="float">
            <text:p>-2928,8579</text:p>
          </table:table-cell>
          <table:table-cell table:style-name="ce5"/>
          <table:table-cell table:style-name="ce14" table:formula="of:=[.C17]/2+127" office:value-type="float" office:value="1283.69630363093" calcext:value-type="float">
            <text:p>1284</text:p>
          </table:table-cell>
          <table:table-cell table:style-name="ce14" table:formula="of:=[.H17]/2+128" office:value-type="float" office:value="1592.4289275882" calcext:value-type="float">
            <text:p>1592</text:p>
          </table:table-cell>
          <table:table-cell table:formula="of:=([.M17]+([.$A$3]/2))*[.$R$3]" office:value-type="float" office:value="3391.9289275882" calcext:value-type="float">
            <text:p>3392</text:p>
          </table:table-cell>
          <table:table-cell table:style-name="ce17" table:formula="of:=[.N29]" office:value-type="float" office:value="463.071072411802" calcext:value-type="float">
            <text:p>463</text:p>
          </table:table-cell>
          <table:table-cell table:style-name="ce15" table:formula="of:=[.N5]" office:value-type="float" office:value="2850.69787187181" calcext:value-type="float">
            <text:p>2851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7]+10" office:value-type="float" office:value="150" calcext:value-type="float">
            <text:p>150</text:p>
          </table:table-cell>
          <table:table-cell table:style-name="ce5" table:formula="of:=[.$A$3]*SIN(RADIANS([.B18]))" office:value-type="float" office:value="1799.5" calcext:value-type="float">
            <text:p>1799,5000</text:p>
          </table:table-cell>
          <table:table-cell table:style-name="ce5" table:formula="of:=[.$A$3]*SIN(RADIANS([.B18]-120))" office:value-type="float" office:value="1799.5" calcext:value-type="float">
            <text:p>1799,5000</text:p>
          </table:table-cell>
          <table:table-cell table:style-name="ce5" table:formula="of:=[.$A$3]*SIN(RADIANS([.B18]+120))" office:value-type="float" office:value="-3599" calcext:value-type="float">
            <text:p>-3599,0000</text:p>
          </table:table-cell>
          <table:table-cell table:style-name="ce5"/>
          <table:table-cell table:style-name="ce9" table:formula="of:=(MIN([.C18];[.D18];[.E18])+MAX([.C18];[.D18];[.E18]))/2" office:value-type="float" office:value="-899.75" calcext:value-type="float">
            <text:p>-899,7500</text:p>
          </table:table-cell>
          <table:table-cell table:style-name="ce5" table:formula="of:=[.C18]-[.G18]" office:value-type="float" office:value="2699.25" calcext:value-type="float">
            <text:p>2699,2500</text:p>
          </table:table-cell>
          <table:table-cell table:style-name="ce5" table:formula="of:=[.D18]-[.G18]" office:value-type="float" office:value="2699.25" calcext:value-type="float">
            <text:p>2699,2500</text:p>
          </table:table-cell>
          <table:table-cell table:style-name="ce5" table:formula="of:=[.E18]-[.G18]" office:value-type="float" office:value="-2699.25" calcext:value-type="float">
            <text:p>-2699,2500</text:p>
          </table:table-cell>
          <table:table-cell table:style-name="ce5"/>
          <table:table-cell table:style-name="ce14" table:formula="of:=[.C18]/2+127" office:value-type="float" office:value="1026.75" calcext:value-type="float">
            <text:p>1027</text:p>
          </table:table-cell>
          <table:table-cell table:style-name="ce14" table:formula="of:=[.H18]/2+128" office:value-type="float" office:value="1477.625" calcext:value-type="float">
            <text:p>1478</text:p>
          </table:table-cell>
          <table:table-cell table:formula="of:=([.M18]+([.$A$3]/2))*[.$R$3]" office:value-type="float" office:value="3277.125" calcext:value-type="float">
            <text:p>3277</text:p>
          </table:table-cell>
          <table:table-cell table:style-name="ce17" table:formula="of:=[.N30]" office:value-type="float" office:value="577.875" calcext:value-type="float">
            <text:p>578</text:p>
          </table:table-cell>
          <table:table-cell table:style-name="ce15" table:formula="of:=[.N6]" office:value-type="float" office:value="3277.125" calcext:value-type="float">
            <text:p>3277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8]+10" office:value-type="float" office:value="160" calcext:value-type="float">
            <text:p>160</text:p>
          </table:table-cell>
          <table:table-cell table:style-name="ce5" table:formula="of:=[.$A$3]*SIN(RADIANS([.B19]))" office:value-type="float" office:value="1230.93049582908" calcext:value-type="float">
            <text:p>1230,9305</text:p>
          </table:table-cell>
          <table:table-cell table:style-name="ce5" table:formula="of:=[.$A$3]*SIN(RADIANS([.B19]-120))" office:value-type="float" office:value="2313.39260726185" calcext:value-type="float">
            <text:p>2313,3926</text:p>
          </table:table-cell>
          <table:table-cell table:style-name="ce5" table:formula="of:=[.$A$3]*SIN(RADIANS([.B19]+120))" office:value-type="float" office:value="-3544.32310309094" calcext:value-type="float">
            <text:p>-3544,3231</text:p>
          </table:table-cell>
          <table:table-cell table:style-name="ce5"/>
          <table:table-cell table:style-name="ce9" table:formula="of:=(MIN([.C19];[.D19];[.E19])+MAX([.C19];[.D19];[.E19]))/2" office:value-type="float" office:value="-615.465247914541" calcext:value-type="float">
            <text:p>-615,4652</text:p>
          </table:table-cell>
          <table:table-cell table:style-name="ce5" table:formula="of:=[.C19]-[.G19]" office:value-type="float" office:value="1846.39574374362" calcext:value-type="float">
            <text:p>1846,3957</text:p>
          </table:table-cell>
          <table:table-cell table:style-name="ce5" table:formula="of:=[.D19]-[.G19]" office:value-type="float" office:value="2928.8578551764" calcext:value-type="float">
            <text:p>2928,8579</text:p>
          </table:table-cell>
          <table:table-cell table:style-name="ce5" table:formula="of:=[.E19]-[.G19]" office:value-type="float" office:value="-2928.8578551764" calcext:value-type="float">
            <text:p>-2928,8579</text:p>
          </table:table-cell>
          <table:table-cell table:style-name="ce5"/>
          <table:table-cell table:style-name="ce14" table:formula="of:=[.C19]/2+127" office:value-type="float" office:value="742.465247914541" calcext:value-type="float">
            <text:p>742</text:p>
          </table:table-cell>
          <table:table-cell table:style-name="ce14" table:formula="of:=[.H19]/2+128" office:value-type="float" office:value="1051.19787187181" calcext:value-type="float">
            <text:p>1051</text:p>
          </table:table-cell>
          <table:table-cell table:formula="of:=([.M19]+([.$A$3]/2))*[.$R$3]" office:value-type="float" office:value="2850.69787187181" calcext:value-type="float">
            <text:p>2851</text:p>
          </table:table-cell>
          <table:table-cell table:style-name="ce17" table:formula="of:=[.N31]" office:value-type="float" office:value="463.071072411802" calcext:value-type="float">
            <text:p>463</text:p>
          </table:table-cell>
          <table:table-cell table:style-name="ce15" table:formula="of:=[.N7]" office:value-type="float" office:value="3391.9289275882" calcext:value-type="float">
            <text:p>3392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9]+10" office:value-type="float" office:value="170" calcext:value-type="float">
            <text:p>170</text:p>
          </table:table-cell>
          <table:table-cell table:style-name="ce5" table:formula="of:=[.$A$3]*SIN(RADIANS([.B20]))" office:value-type="float" office:value="624.959791423282" calcext:value-type="float">
            <text:p>624,9598</text:p>
          </table:table-cell>
          <table:table-cell table:style-name="ce5" table:formula="of:=[.$A$3]*SIN(RADIANS([.B20]-120))" office:value-type="float" office:value="2756.9939507852" calcext:value-type="float">
            <text:p>2756,9940</text:p>
          </table:table-cell>
          <table:table-cell table:style-name="ce5" table:formula="of:=[.$A$3]*SIN(RADIANS([.B20]+120))" office:value-type="float" office:value="-3381.95374220848" calcext:value-type="float">
            <text:p>-3381,9537</text:p>
          </table:table-cell>
          <table:table-cell table:style-name="ce5"/>
          <table:table-cell table:style-name="ce9" table:formula="of:=(MIN([.C20];[.D20];[.E20])+MAX([.C20];[.D20];[.E20]))/2" office:value-type="float" office:value="-312.479895711641" calcext:value-type="float">
            <text:p>-312,4799</text:p>
          </table:table-cell>
          <table:table-cell table:style-name="ce5" table:formula="of:=[.C20]-[.G20]" office:value-type="float" office:value="937.439687134923" calcext:value-type="float">
            <text:p>937,4397</text:p>
          </table:table-cell>
          <table:table-cell table:style-name="ce5" table:formula="of:=[.D20]-[.G20]" office:value-type="float" office:value="3069.47384649684" calcext:value-type="float">
            <text:p>3069,4738</text:p>
          </table:table-cell>
          <table:table-cell table:style-name="ce5" table:formula="of:=[.E20]-[.G20]" office:value-type="float" office:value="-3069.47384649684" calcext:value-type="float">
            <text:p>-3069,4738</text:p>
          </table:table-cell>
          <table:table-cell table:style-name="ce5"/>
          <table:table-cell table:style-name="ce14" table:formula="of:=[.C20]/2+127" office:value-type="float" office:value="439.479895711641" calcext:value-type="float">
            <text:p>439</text:p>
          </table:table-cell>
          <table:table-cell table:style-name="ce14" table:formula="of:=[.H20]/2+128" office:value-type="float" office:value="596.719843567462" calcext:value-type="float">
            <text:p>597</text:p>
          </table:table-cell>
          <table:table-cell table:formula="of:=([.M20]+([.$A$3]/2))*[.$R$3]" office:value-type="float" office:value="2396.21984356746" calcext:value-type="float">
            <text:p>2396</text:p>
          </table:table-cell>
          <table:table-cell table:style-name="ce17" table:formula="of:=[.N32]" office:value-type="float" office:value="392.763076751579" calcext:value-type="float">
            <text:p>393</text:p>
          </table:table-cell>
          <table:table-cell table:style-name="ce15" table:formula="of:=[.N8]" office:value-type="float" office:value="3462.23692324842" calcext:value-type="float">
            <text:p>3462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0]+10" office:value-type="float" office:value="180" calcext:value-type="float">
            <text:p>180</text:p>
          </table:table-cell>
          <table:table-cell table:style-name="ce5" table:formula="of:=[.$A$3]*SIN(RADIANS([.B21]))" office:value-type="float" office:value="0.000000000000440750383013132" calcext:value-type="float">
            <text:p>0,0000</text:p>
          </table:table-cell>
          <table:table-cell table:style-name="ce5" table:formula="of:=[.$A$3]*SIN(RADIANS([.B21]-120))" office:value-type="float" office:value="3116.82542822019" calcext:value-type="float">
            <text:p>3116,8254</text:p>
          </table:table-cell>
          <table:table-cell table:style-name="ce5" table:formula="of:=[.$A$3]*SIN(RADIANS([.B21]+120))" office:value-type="float" office:value="-3116.82542822019" calcext:value-type="float">
            <text:p>-3116,8254</text:p>
          </table:table-cell>
          <table:table-cell table:style-name="ce5"/>
          <table:table-cell table:style-name="ce9" table:formula="of:=(MIN([.C21];[.D21];[.E21])+MAX([.C21];[.D21];[.E21]))/2" office:value-type="float" office:value="0" calcext:value-type="float">
            <text:p>0,0000</text:p>
          </table:table-cell>
          <table:table-cell table:style-name="ce5" table:formula="of:=[.C21]-[.G21]" office:value-type="float" office:value="0.000000000000440750383013132" calcext:value-type="float">
            <text:p>0,0000</text:p>
          </table:table-cell>
          <table:table-cell table:style-name="ce5" table:formula="of:=[.D21]-[.G21]" office:value-type="float" office:value="3116.82542822019" calcext:value-type="float">
            <text:p>3116,8254</text:p>
          </table:table-cell>
          <table:table-cell table:style-name="ce5" table:formula="of:=[.E21]-[.G21]" office:value-type="float" office:value="-3116.82542822019" calcext:value-type="float">
            <text:p>-3116,8254</text:p>
          </table:table-cell>
          <table:table-cell table:style-name="ce5"/>
          <table:table-cell table:style-name="ce14" table:formula="of:=[.C21]/2+127" office:value-type="float" office:value="127" calcext:value-type="float">
            <text:p>127</text:p>
          </table:table-cell>
          <table:table-cell table:style-name="ce14" table:formula="of:=[.H21]/2+128" office:value-type="float" office:value="128" calcext:value-type="float">
            <text:p>128</text:p>
          </table:table-cell>
          <table:table-cell table:formula="of:=([.M21]+([.$A$3]/2))*[.$R$3]" office:value-type="float" office:value="1927.5" calcext:value-type="float">
            <text:p>1928</text:p>
          </table:table-cell>
          <table:table-cell table:style-name="ce17" table:formula="of:=[.N33]" office:value-type="float" office:value="369.087285889903" calcext:value-type="float">
            <text:p>369</text:p>
          </table:table-cell>
          <table:table-cell table:style-name="ce15" table:formula="of:=[.N9]" office:value-type="float" office:value="3485.9127141101" calcext:value-type="float">
            <text:p>3486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1]+10" office:value-type="float" office:value="190" calcext:value-type="float">
            <text:p>190</text:p>
          </table:table-cell>
          <table:table-cell table:style-name="ce5" table:formula="of:=[.$A$3]*SIN(RADIANS([.B22]))" office:value-type="float" office:value="-624.959791423283" calcext:value-type="float">
            <text:p>-624,9598</text:p>
          </table:table-cell>
          <table:table-cell table:style-name="ce5" table:formula="of:=[.$A$3]*SIN(RADIANS([.B22]-120))" office:value-type="float" office:value="3381.95374220848" calcext:value-type="float">
            <text:p>3381,9537</text:p>
          </table:table-cell>
          <table:table-cell table:style-name="ce5" table:formula="of:=[.$A$3]*SIN(RADIANS([.B22]+120))" office:value-type="float" office:value="-2756.9939507852" calcext:value-type="float">
            <text:p>-2756,9940</text:p>
          </table:table-cell>
          <table:table-cell table:style-name="ce5"/>
          <table:table-cell table:style-name="ce9" table:formula="of:=(MIN([.C22];[.D22];[.E22])+MAX([.C22];[.D22];[.E22]))/2" office:value-type="float" office:value="312.479895711641" calcext:value-type="float">
            <text:p>312,4799</text:p>
          </table:table-cell>
          <table:table-cell table:style-name="ce5" table:formula="of:=[.C22]-[.G22]" office:value-type="float" office:value="-937.439687134924" calcext:value-type="float">
            <text:p>-937,4397</text:p>
          </table:table-cell>
          <table:table-cell table:style-name="ce5" table:formula="of:=[.D22]-[.G22]" office:value-type="float" office:value="3069.47384649684" calcext:value-type="float">
            <text:p>3069,4738</text:p>
          </table:table-cell>
          <table:table-cell table:style-name="ce5" table:formula="of:=[.E22]-[.G22]" office:value-type="float" office:value="-3069.47384649684" calcext:value-type="float">
            <text:p>-3069,4738</text:p>
          </table:table-cell>
          <table:table-cell table:style-name="ce5"/>
          <table:table-cell table:style-name="ce14" table:formula="of:=[.C22]/2+127" office:value-type="float" office:value="-185.479895711641" calcext:value-type="float">
            <text:p>-185</text:p>
          </table:table-cell>
          <table:table-cell table:style-name="ce14" table:formula="of:=[.H22]/2+128" office:value-type="float" office:value="-340.719843567462" calcext:value-type="float">
            <text:p>-341</text:p>
          </table:table-cell>
          <table:table-cell table:formula="of:=([.M22]+([.$A$3]/2))*[.$R$3]" office:value-type="float" office:value="1458.78015643254" calcext:value-type="float">
            <text:p>1459</text:p>
          </table:table-cell>
          <table:table-cell table:style-name="ce17" table:formula="of:=[.N34]" office:value-type="float" office:value="392.763076751578" calcext:value-type="float">
            <text:p>393</text:p>
          </table:table-cell>
          <table:table-cell table:style-name="ce15" table:formula="of:=[.N10]" office:value-type="float" office:value="3462.23692324842" calcext:value-type="float">
            <text:p>3462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2]+10" office:value-type="float" office:value="200" calcext:value-type="float">
            <text:p>200</text:p>
          </table:table-cell>
          <table:table-cell table:style-name="ce5" table:formula="of:=[.$A$3]*SIN(RADIANS([.B23]))" office:value-type="float" office:value="-1230.93049582908" calcext:value-type="float">
            <text:p>-1230,9305</text:p>
          </table:table-cell>
          <table:table-cell table:style-name="ce5" table:formula="of:=[.$A$3]*SIN(RADIANS([.B23]-120))" office:value-type="float" office:value="3544.32310309094" calcext:value-type="float">
            <text:p>3544,3231</text:p>
          </table:table-cell>
          <table:table-cell table:style-name="ce5" table:formula="of:=[.$A$3]*SIN(RADIANS([.B23]+120))" office:value-type="float" office:value="-2313.39260726186" calcext:value-type="float">
            <text:p>-2313,3926</text:p>
          </table:table-cell>
          <table:table-cell table:style-name="ce5"/>
          <table:table-cell table:style-name="ce9" table:formula="of:=(MIN([.C23];[.D23];[.E23])+MAX([.C23];[.D23];[.E23]))/2" office:value-type="float" office:value="615.46524791454" calcext:value-type="float">
            <text:p>615,4652</text:p>
          </table:table-cell>
          <table:table-cell table:style-name="ce5" table:formula="of:=[.C23]-[.G23]" office:value-type="float" office:value="-1846.39574374362" calcext:value-type="float">
            <text:p>-1846,3957</text:p>
          </table:table-cell>
          <table:table-cell table:style-name="ce5" table:formula="of:=[.D23]-[.G23]" office:value-type="float" office:value="2928.8578551764" calcext:value-type="float">
            <text:p>2928,8579</text:p>
          </table:table-cell>
          <table:table-cell table:style-name="ce5" table:formula="of:=[.E23]-[.G23]" office:value-type="float" office:value="-2928.8578551764" calcext:value-type="float">
            <text:p>-2928,8579</text:p>
          </table:table-cell>
          <table:table-cell table:style-name="ce5"/>
          <table:table-cell table:style-name="ce14" table:formula="of:=[.C23]/2+127" office:value-type="float" office:value="-488.465247914541" calcext:value-type="float">
            <text:p>-488</text:p>
          </table:table-cell>
          <table:table-cell table:style-name="ce14" table:formula="of:=[.H23]/2+128" office:value-type="float" office:value="-795.197871871811" calcext:value-type="float">
            <text:p>-795</text:p>
          </table:table-cell>
          <table:table-cell table:formula="of:=([.M23]+([.$A$3]/2))*[.$R$3]" office:value-type="float" office:value="1004.30212812819" calcext:value-type="float">
            <text:p>1004</text:p>
          </table:table-cell>
          <table:table-cell table:style-name="ce17" table:formula="of:=[.N35]" office:value-type="float" office:value="463.071072411802" calcext:value-type="float">
            <text:p>463</text:p>
          </table:table-cell>
          <table:table-cell table:style-name="ce15" table:formula="of:=[.N11]" office:value-type="float" office:value="3391.9289275882" calcext:value-type="float">
            <text:p>3392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3]+10" office:value-type="float" office:value="210" calcext:value-type="float">
            <text:p>210</text:p>
          </table:table-cell>
          <table:table-cell table:style-name="ce5" table:formula="of:=[.$A$3]*SIN(RADIANS([.B24]))" office:value-type="float" office:value="-1799.5" calcext:value-type="float">
            <text:p>-1799,5000</text:p>
          </table:table-cell>
          <table:table-cell table:style-name="ce5" table:formula="of:=[.$A$3]*SIN(RADIANS([.B24]-120))" office:value-type="float" office:value="3599" calcext:value-type="float">
            <text:p>3599,0000</text:p>
          </table:table-cell>
          <table:table-cell table:style-name="ce5" table:formula="of:=[.$A$3]*SIN(RADIANS([.B24]+120))" office:value-type="float" office:value="-1799.5" calcext:value-type="float">
            <text:p>-1799,5000</text:p>
          </table:table-cell>
          <table:table-cell table:style-name="ce5"/>
          <table:table-cell table:style-name="ce9" table:formula="of:=(MIN([.C24];[.D24];[.E24])+MAX([.C24];[.D24];[.E24]))/2" office:value-type="float" office:value="899.749999999999" calcext:value-type="float">
            <text:p>899,7500</text:p>
          </table:table-cell>
          <table:table-cell table:style-name="ce5" table:formula="of:=[.C24]-[.G24]" office:value-type="float" office:value="-2699.25" calcext:value-type="float">
            <text:p>-2699,2500</text:p>
          </table:table-cell>
          <table:table-cell table:style-name="ce5" table:formula="of:=[.D24]-[.G24]" office:value-type="float" office:value="2699.25" calcext:value-type="float">
            <text:p>2699,2500</text:p>
          </table:table-cell>
          <table:table-cell table:style-name="ce5" table:formula="of:=[.E24]-[.G24]" office:value-type="float" office:value="-2699.25" calcext:value-type="float">
            <text:p>-2699,2500</text:p>
          </table:table-cell>
          <table:table-cell table:style-name="ce5"/>
          <table:table-cell table:style-name="ce14" table:formula="of:=[.C24]/2+127" office:value-type="float" office:value="-772.75" calcext:value-type="float">
            <text:p>-773</text:p>
          </table:table-cell>
          <table:table-cell table:style-name="ce14" table:formula="of:=[.H24]/2+128" office:value-type="float" office:value="-1221.625" calcext:value-type="float">
            <text:p>-1222</text:p>
          </table:table-cell>
          <table:table-cell table:formula="of:=([.M24]+([.$A$3]/2))*[.$R$3]" office:value-type="float" office:value="577.875" calcext:value-type="float">
            <text:p>578</text:p>
          </table:table-cell>
          <table:table-cell table:style-name="ce17" table:formula="of:=[.N36]" office:value-type="float" office:value="577.875" calcext:value-type="float">
            <text:p>578</text:p>
          </table:table-cell>
          <table:table-cell table:style-name="ce15" table:formula="of:=[.N12]" office:value-type="float" office:value="3277.125" calcext:value-type="float">
            <text:p>3277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4]+10" office:value-type="float" office:value="220" calcext:value-type="float">
            <text:p>220</text:p>
          </table:table-cell>
          <table:table-cell table:style-name="ce5" table:formula="of:=[.$A$3]*SIN(RADIANS([.B25]))" office:value-type="float" office:value="-2313.39260726185" calcext:value-type="float">
            <text:p>-2313,3926</text:p>
          </table:table-cell>
          <table:table-cell table:style-name="ce5" table:formula="of:=[.$A$3]*SIN(RADIANS([.B25]-120))" office:value-type="float" office:value="3544.32310309094" calcext:value-type="float">
            <text:p>3544,3231</text:p>
          </table:table-cell>
          <table:table-cell table:style-name="ce5" table:formula="of:=[.$A$3]*SIN(RADIANS([.B25]+120))" office:value-type="float" office:value="-1230.93049582908" calcext:value-type="float">
            <text:p>-1230,9305</text:p>
          </table:table-cell>
          <table:table-cell table:style-name="ce5"/>
          <table:table-cell table:style-name="ce9" table:formula="of:=(MIN([.C25];[.D25];[.E25])+MAX([.C25];[.D25];[.E25]))/2" office:value-type="float" office:value="615.465247914541" calcext:value-type="float">
            <text:p>615,4652</text:p>
          </table:table-cell>
          <table:table-cell table:style-name="ce5" table:formula="of:=[.C25]-[.G25]" office:value-type="float" office:value="-2928.8578551764" calcext:value-type="float">
            <text:p>-2928,8579</text:p>
          </table:table-cell>
          <table:table-cell table:style-name="ce5" table:formula="of:=[.D25]-[.G25]" office:value-type="float" office:value="2928.8578551764" calcext:value-type="float">
            <text:p>2928,8579</text:p>
          </table:table-cell>
          <table:table-cell table:style-name="ce5" table:formula="of:=[.E25]-[.G25]" office:value-type="float" office:value="-1846.39574374362" calcext:value-type="float">
            <text:p>-1846,3957</text:p>
          </table:table-cell>
          <table:table-cell table:style-name="ce5"/>
          <table:table-cell table:style-name="ce14" table:formula="of:=[.C25]/2+127" office:value-type="float" office:value="-1029.69630363093" calcext:value-type="float">
            <text:p>-1030</text:p>
          </table:table-cell>
          <table:table-cell table:style-name="ce14" table:formula="of:=[.H25]/2+128" office:value-type="float" office:value="-1336.4289275882" calcext:value-type="float">
            <text:p>-1336</text:p>
          </table:table-cell>
          <table:table-cell table:formula="of:=([.M25]+([.$A$3]/2))*[.$R$3]" office:value-type="float" office:value="463.071072411802" calcext:value-type="float">
            <text:p>463</text:p>
          </table:table-cell>
          <table:table-cell table:style-name="ce17" table:formula="of:=[.N37]" office:value-type="float" office:value="1004.30212812819" calcext:value-type="float">
            <text:p>1004</text:p>
          </table:table-cell>
          <table:table-cell table:style-name="ce15" table:formula="of:=[.N13]" office:value-type="float" office:value="3391.9289275882" calcext:value-type="float">
            <text:p>3392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5]+10" office:value-type="float" office:value="230" calcext:value-type="float">
            <text:p>230</text:p>
          </table:table-cell>
          <table:table-cell table:style-name="ce5" table:formula="of:=[.$A$3]*SIN(RADIANS([.B26]))" office:value-type="float" office:value="-2756.9939507852" calcext:value-type="float">
            <text:p>-2756,9940</text:p>
          </table:table-cell>
          <table:table-cell table:style-name="ce5" table:formula="of:=[.$A$3]*SIN(RADIANS([.B26]-120))" office:value-type="float" office:value="3381.95374220848" calcext:value-type="float">
            <text:p>3381,9537</text:p>
          </table:table-cell>
          <table:table-cell table:style-name="ce5" table:formula="of:=[.$A$3]*SIN(RADIANS([.B26]+120))" office:value-type="float" office:value="-624.959791423283" calcext:value-type="float">
            <text:p>-624,9598</text:p>
          </table:table-cell>
          <table:table-cell table:style-name="ce5"/>
          <table:table-cell table:style-name="ce9" table:formula="of:=(MIN([.C26];[.D26];[.E26])+MAX([.C26];[.D26];[.E26]))/2" office:value-type="float" office:value="312.479895711642" calcext:value-type="float">
            <text:p>312,4799</text:p>
          </table:table-cell>
          <table:table-cell table:style-name="ce5" table:formula="of:=[.C26]-[.G26]" office:value-type="float" office:value="-3069.47384649684" calcext:value-type="float">
            <text:p>-3069,4738</text:p>
          </table:table-cell>
          <table:table-cell table:style-name="ce5" table:formula="of:=[.D26]-[.G26]" office:value-type="float" office:value="3069.47384649684" calcext:value-type="float">
            <text:p>3069,4738</text:p>
          </table:table-cell>
          <table:table-cell table:style-name="ce5" table:formula="of:=[.E26]-[.G26]" office:value-type="float" office:value="-937.439687134924" calcext:value-type="float">
            <text:p>-937,4397</text:p>
          </table:table-cell>
          <table:table-cell table:style-name="ce5"/>
          <table:table-cell table:style-name="ce14" table:formula="of:=[.C26]/2+127" office:value-type="float" office:value="-1251.4969753926" calcext:value-type="float">
            <text:p>-1251</text:p>
          </table:table-cell>
          <table:table-cell table:style-name="ce14" table:formula="of:=[.H26]/2+128" office:value-type="float" office:value="-1406.73692324842" calcext:value-type="float">
            <text:p>-1407</text:p>
          </table:table-cell>
          <table:table-cell table:formula="of:=([.M26]+([.$A$3]/2))*[.$R$3]" office:value-type="float" office:value="392.763076751578" calcext:value-type="float">
            <text:p>393</text:p>
          </table:table-cell>
          <table:table-cell table:style-name="ce17" table:formula="of:=[.N38]" office:value-type="float" office:value="1458.78015643254" calcext:value-type="float">
            <text:p>1459</text:p>
          </table:table-cell>
          <table:table-cell table:style-name="ce15" table:formula="of:=[.N14]" office:value-type="float" office:value="3462.23692324842" calcext:value-type="float">
            <text:p>3462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6]+10" office:value-type="float" office:value="240" calcext:value-type="float">
            <text:p>240</text:p>
          </table:table-cell>
          <table:table-cell table:style-name="ce5" table:formula="of:=[.$A$3]*SIN(RADIANS([.B27]))" office:value-type="float" office:value="-3116.82542822019" calcext:value-type="float">
            <text:p>-3116,8254</text:p>
          </table:table-cell>
          <table:table-cell table:style-name="ce5" table:formula="of:=[.$A$3]*SIN(RADIANS([.B27]-120))" office:value-type="float" office:value="3116.8254282202" calcext:value-type="float">
            <text:p>3116,8254</text:p>
          </table:table-cell>
          <table:table-cell table:style-name="ce5" table:formula="of:=[.$A$3]*SIN(RADIANS([.B27]+120))" office:value-type="float" office:value="-0.000000000000881500766026265" calcext:value-type="float">
            <text:p>0,0000</text:p>
          </table:table-cell>
          <table:table-cell table:style-name="ce5"/>
          <table:table-cell table:style-name="ce9" table:formula="of:=(MIN([.C27];[.D27];[.E27])+MAX([.C27];[.D27];[.E27]))/2" office:value-type="float" office:value="0" calcext:value-type="float">
            <text:p>0,0000</text:p>
          </table:table-cell>
          <table:table-cell table:style-name="ce5" table:formula="of:=[.C27]-[.G27]" office:value-type="float" office:value="-3116.82542822019" calcext:value-type="float">
            <text:p>-3116,8254</text:p>
          </table:table-cell>
          <table:table-cell table:style-name="ce5" table:formula="of:=[.D27]-[.G27]" office:value-type="float" office:value="3116.8254282202" calcext:value-type="float">
            <text:p>3116,8254</text:p>
          </table:table-cell>
          <table:table-cell table:style-name="ce5" table:formula="of:=[.E27]-[.G27]" office:value-type="float" office:value="-0.000000000000881500766026265" calcext:value-type="float">
            <text:p>0,0000</text:p>
          </table:table-cell>
          <table:table-cell table:style-name="ce5"/>
          <table:table-cell table:style-name="ce14" table:formula="of:=[.C27]/2+127" office:value-type="float" office:value="-1431.4127141101" calcext:value-type="float">
            <text:p>-1431</text:p>
          </table:table-cell>
          <table:table-cell table:style-name="ce14" table:formula="of:=[.H27]/2+128" office:value-type="float" office:value="-1430.4127141101" calcext:value-type="float">
            <text:p>-1430</text:p>
          </table:table-cell>
          <table:table-cell table:formula="of:=([.M27]+([.$A$3]/2))*[.$R$3]" office:value-type="float" office:value="369.087285889903" calcext:value-type="float">
            <text:p>369</text:p>
          </table:table-cell>
          <table:table-cell table:style-name="ce17" table:formula="of:=[.N3]" office:value-type="float" office:value="1927.5" calcext:value-type="float">
            <text:p>1928</text:p>
          </table:table-cell>
          <table:table-cell table:style-name="ce15" table:formula="of:=[.N15]" office:value-type="float" office:value="3485.9127141101" calcext:value-type="float">
            <text:p>3486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7]+10" office:value-type="float" office:value="250" calcext:value-type="float">
            <text:p>250</text:p>
          </table:table-cell>
          <table:table-cell table:style-name="ce5" table:formula="of:=[.$A$3]*SIN(RADIANS([.B28]))" office:value-type="float" office:value="-3381.95374220848" calcext:value-type="float">
            <text:p>-3381,9537</text:p>
          </table:table-cell>
          <table:table-cell table:style-name="ce5" table:formula="of:=[.$A$3]*SIN(RADIANS([.B28]-120))" office:value-type="float" office:value="2756.9939507852" calcext:value-type="float">
            <text:p>2756,9940</text:p>
          </table:table-cell>
          <table:table-cell table:style-name="ce5" table:formula="of:=[.$A$3]*SIN(RADIANS([.B28]+120))" office:value-type="float" office:value="624.959791423281" calcext:value-type="float">
            <text:p>624,9598</text:p>
          </table:table-cell>
          <table:table-cell table:style-name="ce5"/>
          <table:table-cell table:style-name="ce9" table:formula="of:=(MIN([.C28];[.D28];[.E28])+MAX([.C28];[.D28];[.E28]))/2" office:value-type="float" office:value="-312.479895711641" calcext:value-type="float">
            <text:p>-312,4799</text:p>
          </table:table-cell>
          <table:table-cell table:style-name="ce5" table:formula="of:=[.C28]-[.G28]" office:value-type="float" office:value="-3069.47384649684" calcext:value-type="float">
            <text:p>-3069,4738</text:p>
          </table:table-cell>
          <table:table-cell table:style-name="ce5" table:formula="of:=[.D28]-[.G28]" office:value-type="float" office:value="3069.47384649684" calcext:value-type="float">
            <text:p>3069,4738</text:p>
          </table:table-cell>
          <table:table-cell table:style-name="ce5" table:formula="of:=[.E28]-[.G28]" office:value-type="float" office:value="937.439687134922" calcext:value-type="float">
            <text:p>937,4397</text:p>
          </table:table-cell>
          <table:table-cell table:style-name="ce5"/>
          <table:table-cell table:style-name="ce14" table:formula="of:=[.C28]/2+127" office:value-type="float" office:value="-1563.97687110424" calcext:value-type="float">
            <text:p>-1564</text:p>
          </table:table-cell>
          <table:table-cell table:style-name="ce14" table:formula="of:=[.H28]/2+128" office:value-type="float" office:value="-1406.73692324842" calcext:value-type="float">
            <text:p>-1407</text:p>
          </table:table-cell>
          <table:table-cell table:formula="of:=([.M28]+([.$A$3]/2))*[.$R$3]" office:value-type="float" office:value="392.763076751578" calcext:value-type="float">
            <text:p>393</text:p>
          </table:table-cell>
          <table:table-cell table:style-name="ce17" table:formula="of:=[.N4]" office:value-type="float" office:value="2396.21984356746" calcext:value-type="float">
            <text:p>2396</text:p>
          </table:table-cell>
          <table:table-cell table:style-name="ce15" table:formula="of:=[.N16]" office:value-type="float" office:value="3462.23692324842" calcext:value-type="float">
            <text:p>3462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8]+10" office:value-type="float" office:value="260" calcext:value-type="float">
            <text:p>260</text:p>
          </table:table-cell>
          <table:table-cell table:style-name="ce5" table:formula="of:=[.$A$3]*SIN(RADIANS([.B29]))" office:value-type="float" office:value="-3544.32310309094" calcext:value-type="float">
            <text:p>-3544,3231</text:p>
          </table:table-cell>
          <table:table-cell table:style-name="ce5" table:formula="of:=[.$A$3]*SIN(RADIANS([.B29]-120))" office:value-type="float" office:value="2313.39260726186" calcext:value-type="float">
            <text:p>2313,3926</text:p>
          </table:table-cell>
          <table:table-cell table:style-name="ce5" table:formula="of:=[.$A$3]*SIN(RADIANS([.B29]+120))" office:value-type="float" office:value="1230.93049582908" calcext:value-type="float">
            <text:p>1230,9305</text:p>
          </table:table-cell>
          <table:table-cell table:style-name="ce5"/>
          <table:table-cell table:style-name="ce9" table:formula="of:=(MIN([.C29];[.D29];[.E29])+MAX([.C29];[.D29];[.E29]))/2" office:value-type="float" office:value="-615.465247914541" calcext:value-type="float">
            <text:p>-615,4652</text:p>
          </table:table-cell>
          <table:table-cell table:style-name="ce5" table:formula="of:=[.C29]-[.G29]" office:value-type="float" office:value="-2928.8578551764" calcext:value-type="float">
            <text:p>-2928,8579</text:p>
          </table:table-cell>
          <table:table-cell table:style-name="ce5" table:formula="of:=[.D29]-[.G29]" office:value-type="float" office:value="2928.8578551764" calcext:value-type="float">
            <text:p>2928,8579</text:p>
          </table:table-cell>
          <table:table-cell table:style-name="ce5" table:formula="of:=[.E29]-[.G29]" office:value-type="float" office:value="1846.39574374362" calcext:value-type="float">
            <text:p>1846,3957</text:p>
          </table:table-cell>
          <table:table-cell table:style-name="ce5"/>
          <table:table-cell table:style-name="ce14" table:formula="of:=[.C29]/2+127" office:value-type="float" office:value="-1645.16155154547" calcext:value-type="float">
            <text:p>-1645</text:p>
          </table:table-cell>
          <table:table-cell table:style-name="ce14" table:formula="of:=[.H29]/2+128" office:value-type="float" office:value="-1336.4289275882" calcext:value-type="float">
            <text:p>-1336</text:p>
          </table:table-cell>
          <table:table-cell table:formula="of:=([.M29]+([.$A$3]/2))*[.$R$3]" office:value-type="float" office:value="463.071072411802" calcext:value-type="float">
            <text:p>463</text:p>
          </table:table-cell>
          <table:table-cell table:style-name="ce17" table:formula="of:=[.N5]" office:value-type="float" office:value="2850.69787187181" calcext:value-type="float">
            <text:p>2851</text:p>
          </table:table-cell>
          <table:table-cell table:style-name="ce15" table:formula="of:=[.N17]" office:value-type="float" office:value="3391.9289275882" calcext:value-type="float">
            <text:p>3392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9]+10" office:value-type="float" office:value="270" calcext:value-type="float">
            <text:p>270</text:p>
          </table:table-cell>
          <table:table-cell table:style-name="ce5" table:formula="of:=[.$A$3]*SIN(RADIANS([.B30]))" office:value-type="float" office:value="-3599" calcext:value-type="float">
            <text:p>-3599,0000</text:p>
          </table:table-cell>
          <table:table-cell table:style-name="ce5" table:formula="of:=[.$A$3]*SIN(RADIANS([.B30]-120))" office:value-type="float" office:value="1799.5" calcext:value-type="float">
            <text:p>1799,5000</text:p>
          </table:table-cell>
          <table:table-cell table:style-name="ce5" table:formula="of:=[.$A$3]*SIN(RADIANS([.B30]+120))" office:value-type="float" office:value="1799.5" calcext:value-type="float">
            <text:p>1799,5000</text:p>
          </table:table-cell>
          <table:table-cell table:style-name="ce5"/>
          <table:table-cell table:style-name="ce9" table:formula="of:=(MIN([.C30];[.D30];[.E30])+MAX([.C30];[.D30];[.E30]))/2" office:value-type="float" office:value="-899.75" calcext:value-type="float">
            <text:p>-899,7500</text:p>
          </table:table-cell>
          <table:table-cell table:style-name="ce5" table:formula="of:=[.C30]-[.G30]" office:value-type="float" office:value="-2699.25" calcext:value-type="float">
            <text:p>-2699,2500</text:p>
          </table:table-cell>
          <table:table-cell table:style-name="ce5" table:formula="of:=[.D30]-[.G30]" office:value-type="float" office:value="2699.25" calcext:value-type="float">
            <text:p>2699,2500</text:p>
          </table:table-cell>
          <table:table-cell table:style-name="ce5" table:formula="of:=[.E30]-[.G30]" office:value-type="float" office:value="2699.25" calcext:value-type="float">
            <text:p>2699,2500</text:p>
          </table:table-cell>
          <table:table-cell table:style-name="ce5"/>
          <table:table-cell table:style-name="ce14" table:formula="of:=[.C30]/2+127" office:value-type="float" office:value="-1672.5" calcext:value-type="float">
            <text:p>-1673</text:p>
          </table:table-cell>
          <table:table-cell table:style-name="ce14" table:formula="of:=[.H30]/2+128" office:value-type="float" office:value="-1221.625" calcext:value-type="float">
            <text:p>-1222</text:p>
          </table:table-cell>
          <table:table-cell table:formula="of:=([.M30]+([.$A$3]/2))*[.$R$3]" office:value-type="float" office:value="577.875" calcext:value-type="float">
            <text:p>578</text:p>
          </table:table-cell>
          <table:table-cell table:style-name="ce17" table:formula="of:=[.N6]" office:value-type="float" office:value="3277.125" calcext:value-type="float">
            <text:p>3277</text:p>
          </table:table-cell>
          <table:table-cell table:style-name="ce15" table:formula="of:=[.N18]" office:value-type="float" office:value="3277.125" calcext:value-type="float">
            <text:p>3277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30]+10" office:value-type="float" office:value="280" calcext:value-type="float">
            <text:p>280</text:p>
          </table:table-cell>
          <table:table-cell table:style-name="ce5" table:formula="of:=[.$A$3]*SIN(RADIANS([.B31]))" office:value-type="float" office:value="-3544.32310309094" calcext:value-type="float">
            <text:p>-3544,3231</text:p>
          </table:table-cell>
          <table:table-cell table:style-name="ce5" table:formula="of:=[.$A$3]*SIN(RADIANS([.B31]-120))" office:value-type="float" office:value="1230.93049582908" calcext:value-type="float">
            <text:p>1230,9305</text:p>
          </table:table-cell>
          <table:table-cell table:style-name="ce5" table:formula="of:=[.$A$3]*SIN(RADIANS([.B31]+120))" office:value-type="float" office:value="2313.39260726185" calcext:value-type="float">
            <text:p>2313,3926</text:p>
          </table:table-cell>
          <table:table-cell table:style-name="ce5"/>
          <table:table-cell table:style-name="ce9" table:formula="of:=(MIN([.C31];[.D31];[.E31])+MAX([.C31];[.D31];[.E31]))/2" office:value-type="float" office:value="-615.465247914541" calcext:value-type="float">
            <text:p>-615,4652</text:p>
          </table:table-cell>
          <table:table-cell table:style-name="ce5" table:formula="of:=[.C31]-[.G31]" office:value-type="float" office:value="-2928.8578551764" calcext:value-type="float">
            <text:p>-2928,8579</text:p>
          </table:table-cell>
          <table:table-cell table:style-name="ce5" table:formula="of:=[.D31]-[.G31]" office:value-type="float" office:value="1846.39574374362" calcext:value-type="float">
            <text:p>1846,3957</text:p>
          </table:table-cell>
          <table:table-cell table:style-name="ce5" table:formula="of:=[.E31]-[.G31]" office:value-type="float" office:value="2928.8578551764" calcext:value-type="float">
            <text:p>2928,8579</text:p>
          </table:table-cell>
          <table:table-cell table:style-name="ce5"/>
          <table:table-cell table:style-name="ce14" table:formula="of:=[.C31]/2+127" office:value-type="float" office:value="-1645.16155154547" calcext:value-type="float">
            <text:p>-1645</text:p>
          </table:table-cell>
          <table:table-cell table:style-name="ce14" table:formula="of:=[.H31]/2+128" office:value-type="float" office:value="-1336.4289275882" calcext:value-type="float">
            <text:p>-1336</text:p>
          </table:table-cell>
          <table:table-cell table:formula="of:=([.M31]+([.$A$3]/2))*[.$R$3]" office:value-type="float" office:value="463.071072411802" calcext:value-type="float">
            <text:p>463</text:p>
          </table:table-cell>
          <table:table-cell table:style-name="ce17" table:formula="of:=[.N7]" office:value-type="float" office:value="3391.9289275882" calcext:value-type="float">
            <text:p>3392</text:p>
          </table:table-cell>
          <table:table-cell table:style-name="ce15" table:formula="of:=[.N19]" office:value-type="float" office:value="2850.69787187181" calcext:value-type="float">
            <text:p>2851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31]+10" office:value-type="float" office:value="290" calcext:value-type="float">
            <text:p>290</text:p>
          </table:table-cell>
          <table:table-cell table:style-name="ce5" table:formula="of:=[.$A$3]*SIN(RADIANS([.B32]))" office:value-type="float" office:value="-3381.95374220848" calcext:value-type="float">
            <text:p>-3381,9537</text:p>
          </table:table-cell>
          <table:table-cell table:style-name="ce5" table:formula="of:=[.$A$3]*SIN(RADIANS([.B32]-120))" office:value-type="float" office:value="624.959791423282" calcext:value-type="float">
            <text:p>624,9598</text:p>
          </table:table-cell>
          <table:table-cell table:style-name="ce5" table:formula="of:=[.$A$3]*SIN(RADIANS([.B32]+120))" office:value-type="float" office:value="2756.9939507852" calcext:value-type="float">
            <text:p>2756,9940</text:p>
          </table:table-cell>
          <table:table-cell table:style-name="ce5"/>
          <table:table-cell table:style-name="ce9" table:formula="of:=(MIN([.C32];[.D32];[.E32])+MAX([.C32];[.D32];[.E32]))/2" office:value-type="float" office:value="-312.479895711642" calcext:value-type="float">
            <text:p>-312,4799</text:p>
          </table:table-cell>
          <table:table-cell table:style-name="ce5" table:formula="of:=[.C32]-[.G32]" office:value-type="float" office:value="-3069.47384649684" calcext:value-type="float">
            <text:p>-3069,4738</text:p>
          </table:table-cell>
          <table:table-cell table:style-name="ce5" table:formula="of:=[.D32]-[.G32]" office:value-type="float" office:value="937.439687134924" calcext:value-type="float">
            <text:p>937,4397</text:p>
          </table:table-cell>
          <table:table-cell table:style-name="ce5" table:formula="of:=[.E32]-[.G32]" office:value-type="float" office:value="3069.47384649684" calcext:value-type="float">
            <text:p>3069,4738</text:p>
          </table:table-cell>
          <table:table-cell table:style-name="ce5"/>
          <table:table-cell table:style-name="ce14" table:formula="of:=[.C32]/2+127" office:value-type="float" office:value="-1563.97687110424" calcext:value-type="float">
            <text:p>-1564</text:p>
          </table:table-cell>
          <table:table-cell table:style-name="ce14" table:formula="of:=[.H32]/2+128" office:value-type="float" office:value="-1406.73692324842" calcext:value-type="float">
            <text:p>-1407</text:p>
          </table:table-cell>
          <table:table-cell table:formula="of:=([.M32]+([.$A$3]/2))*[.$R$3]" office:value-type="float" office:value="392.763076751579" calcext:value-type="float">
            <text:p>393</text:p>
          </table:table-cell>
          <table:table-cell table:style-name="ce17" table:formula="of:=[.N8]" office:value-type="float" office:value="3462.23692324842" calcext:value-type="float">
            <text:p>3462</text:p>
          </table:table-cell>
          <table:table-cell table:style-name="ce15" table:formula="of:=[.N20]" office:value-type="float" office:value="2396.21984356746" calcext:value-type="float">
            <text:p>2396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32]+10" office:value-type="float" office:value="300" calcext:value-type="float">
            <text:p>300</text:p>
          </table:table-cell>
          <table:table-cell table:style-name="ce5" table:formula="of:=[.$A$3]*SIN(RADIANS([.B33]))" office:value-type="float" office:value="-3116.82542822019" calcext:value-type="float">
            <text:p>-3116,8254</text:p>
          </table:table-cell>
          <table:table-cell table:style-name="ce5" table:formula="of:=[.$A$3]*SIN(RADIANS([.B33]-120))" office:value-type="float" office:value="0.000000000000440750383013132" calcext:value-type="float">
            <text:p>0,0000</text:p>
          </table:table-cell>
          <table:table-cell table:style-name="ce5" table:formula="of:=[.$A$3]*SIN(RADIANS([.B33]+120))" office:value-type="float" office:value="3116.8254282202" calcext:value-type="float">
            <text:p>3116,8254</text:p>
          </table:table-cell>
          <table:table-cell table:style-name="ce5"/>
          <table:table-cell table:style-name="ce9" table:formula="of:=(MIN([.C33];[.D33];[.E33])+MAX([.C33];[.D33];[.E33]))/2" office:value-type="float" office:value="0" calcext:value-type="float">
            <text:p>0,0000</text:p>
          </table:table-cell>
          <table:table-cell table:style-name="ce5" table:formula="of:=[.C33]-[.G33]" office:value-type="float" office:value="-3116.82542822019" calcext:value-type="float">
            <text:p>-3116,8254</text:p>
          </table:table-cell>
          <table:table-cell table:style-name="ce5" table:formula="of:=[.D33]-[.G33]" office:value-type="float" office:value="0.000000000000440750383013132" calcext:value-type="float">
            <text:p>0,0000</text:p>
          </table:table-cell>
          <table:table-cell table:style-name="ce5" table:formula="of:=[.E33]-[.G33]" office:value-type="float" office:value="3116.8254282202" calcext:value-type="float">
            <text:p>3116,8254</text:p>
          </table:table-cell>
          <table:table-cell table:style-name="ce5"/>
          <table:table-cell table:style-name="ce14" table:formula="of:=[.C33]/2+127" office:value-type="float" office:value="-1431.4127141101" calcext:value-type="float">
            <text:p>-1431</text:p>
          </table:table-cell>
          <table:table-cell table:style-name="ce14" table:formula="of:=[.H33]/2+128" office:value-type="float" office:value="-1430.4127141101" calcext:value-type="float">
            <text:p>-1430</text:p>
          </table:table-cell>
          <table:table-cell table:formula="of:=([.M33]+([.$A$3]/2))*[.$R$3]" office:value-type="float" office:value="369.087285889903" calcext:value-type="float">
            <text:p>369</text:p>
          </table:table-cell>
          <table:table-cell table:style-name="ce17" table:formula="of:=[.N9]" office:value-type="float" office:value="3485.9127141101" calcext:value-type="float">
            <text:p>3486</text:p>
          </table:table-cell>
          <table:table-cell table:style-name="ce15" table:formula="of:=[.N21]" office:value-type="float" office:value="1927.5" calcext:value-type="float">
            <text:p>1928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33]+10" office:value-type="float" office:value="310" calcext:value-type="float">
            <text:p>310</text:p>
          </table:table-cell>
          <table:table-cell table:style-name="ce5" table:formula="of:=[.$A$3]*SIN(RADIANS([.B34]))" office:value-type="float" office:value="-2756.9939507852" calcext:value-type="float">
            <text:p>-2756,9940</text:p>
          </table:table-cell>
          <table:table-cell table:style-name="ce5" table:formula="of:=[.$A$3]*SIN(RADIANS([.B34]-120))" office:value-type="float" office:value="-624.959791423283" calcext:value-type="float">
            <text:p>-624,9598</text:p>
          </table:table-cell>
          <table:table-cell table:style-name="ce5" table:formula="of:=[.$A$3]*SIN(RADIANS([.B34]+120))" office:value-type="float" office:value="3381.95374220848" calcext:value-type="float">
            <text:p>3381,9537</text:p>
          </table:table-cell>
          <table:table-cell table:style-name="ce5"/>
          <table:table-cell table:style-name="ce9" table:formula="of:=(MIN([.C34];[.D34];[.E34])+MAX([.C34];[.D34];[.E34]))/2" office:value-type="float" office:value="312.479895711641" calcext:value-type="float">
            <text:p>312,4799</text:p>
          </table:table-cell>
          <table:table-cell table:style-name="ce5" table:formula="of:=[.C34]-[.G34]" office:value-type="float" office:value="-3069.47384649684" calcext:value-type="float">
            <text:p>-3069,4738</text:p>
          </table:table-cell>
          <table:table-cell table:style-name="ce5" table:formula="of:=[.D34]-[.G34]" office:value-type="float" office:value="-937.439687134924" calcext:value-type="float">
            <text:p>-937,4397</text:p>
          </table:table-cell>
          <table:table-cell table:style-name="ce5" table:formula="of:=[.E34]-[.G34]" office:value-type="float" office:value="3069.47384649684" calcext:value-type="float">
            <text:p>3069,4738</text:p>
          </table:table-cell>
          <table:table-cell table:style-name="ce5"/>
          <table:table-cell table:style-name="ce14" table:formula="of:=[.C34]/2+127" office:value-type="float" office:value="-1251.4969753926" calcext:value-type="float">
            <text:p>-1251</text:p>
          </table:table-cell>
          <table:table-cell table:style-name="ce14" table:formula="of:=[.H34]/2+128" office:value-type="float" office:value="-1406.73692324842" calcext:value-type="float">
            <text:p>-1407</text:p>
          </table:table-cell>
          <table:table-cell table:formula="of:=([.M34]+([.$A$3]/2))*[.$R$3]" office:value-type="float" office:value="392.763076751578" calcext:value-type="float">
            <text:p>393</text:p>
          </table:table-cell>
          <table:table-cell table:style-name="ce17" table:formula="of:=[.N10]" office:value-type="float" office:value="3462.23692324842" calcext:value-type="float">
            <text:p>3462</text:p>
          </table:table-cell>
          <table:table-cell table:style-name="ce15" table:formula="of:=[.N22]" office:value-type="float" office:value="1458.78015643254" calcext:value-type="float">
            <text:p>1459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34]+10" office:value-type="float" office:value="320" calcext:value-type="float">
            <text:p>320</text:p>
          </table:table-cell>
          <table:table-cell table:style-name="ce5" table:formula="of:=[.$A$3]*SIN(RADIANS([.B35]))" office:value-type="float" office:value="-2313.39260726186" calcext:value-type="float">
            <text:p>-2313,3926</text:p>
          </table:table-cell>
          <table:table-cell table:style-name="ce5" table:formula="of:=[.$A$3]*SIN(RADIANS([.B35]-120))" office:value-type="float" office:value="-1230.93049582908" calcext:value-type="float">
            <text:p>-1230,9305</text:p>
          </table:table-cell>
          <table:table-cell table:style-name="ce5" table:formula="of:=[.$A$3]*SIN(RADIANS([.B35]+120))" office:value-type="float" office:value="3544.32310309094" calcext:value-type="float">
            <text:p>3544,3231</text:p>
          </table:table-cell>
          <table:table-cell table:style-name="ce5"/>
          <table:table-cell table:style-name="ce9" table:formula="of:=(MIN([.C35];[.D35];[.E35])+MAX([.C35];[.D35];[.E35]))/2" office:value-type="float" office:value="615.46524791454" calcext:value-type="float">
            <text:p>615,4652</text:p>
          </table:table-cell>
          <table:table-cell table:style-name="ce5" table:formula="of:=[.C35]-[.G35]" office:value-type="float" office:value="-2928.8578551764" calcext:value-type="float">
            <text:p>-2928,8579</text:p>
          </table:table-cell>
          <table:table-cell table:style-name="ce5" table:formula="of:=[.D35]-[.G35]" office:value-type="float" office:value="-1846.39574374362" calcext:value-type="float">
            <text:p>-1846,3957</text:p>
          </table:table-cell>
          <table:table-cell table:style-name="ce5" table:formula="of:=[.E35]-[.G35]" office:value-type="float" office:value="2928.8578551764" calcext:value-type="float">
            <text:p>2928,8579</text:p>
          </table:table-cell>
          <table:table-cell table:style-name="ce5"/>
          <table:table-cell table:style-name="ce14" table:formula="of:=[.C35]/2+127" office:value-type="float" office:value="-1029.69630363093" calcext:value-type="float">
            <text:p>-1030</text:p>
          </table:table-cell>
          <table:table-cell table:style-name="ce14" table:formula="of:=[.H35]/2+128" office:value-type="float" office:value="-1336.4289275882" calcext:value-type="float">
            <text:p>-1336</text:p>
          </table:table-cell>
          <table:table-cell table:formula="of:=([.M35]+([.$A$3]/2))*[.$R$3]" office:value-type="float" office:value="463.071072411802" calcext:value-type="float">
            <text:p>463</text:p>
          </table:table-cell>
          <table:table-cell table:style-name="ce17" table:formula="of:=[.N11]" office:value-type="float" office:value="3391.9289275882" calcext:value-type="float">
            <text:p>3392</text:p>
          </table:table-cell>
          <table:table-cell table:style-name="ce15" table:formula="of:=[.N23]" office:value-type="float" office:value="1004.30212812819" calcext:value-type="float">
            <text:p>1004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35]+10" office:value-type="float" office:value="330" calcext:value-type="float">
            <text:p>330</text:p>
          </table:table-cell>
          <table:table-cell table:style-name="ce5" table:formula="of:=[.$A$3]*SIN(RADIANS([.B36]))" office:value-type="float" office:value="-1799.5" calcext:value-type="float">
            <text:p>-1799,5000</text:p>
          </table:table-cell>
          <table:table-cell table:style-name="ce5" table:formula="of:=[.$A$3]*SIN(RADIANS([.B36]-120))" office:value-type="float" office:value="-1799.5" calcext:value-type="float">
            <text:p>-1799,5000</text:p>
          </table:table-cell>
          <table:table-cell table:style-name="ce5" table:formula="of:=[.$A$3]*SIN(RADIANS([.B36]+120))" office:value-type="float" office:value="3599" calcext:value-type="float">
            <text:p>3599,0000</text:p>
          </table:table-cell>
          <table:table-cell table:style-name="ce5"/>
          <table:table-cell table:style-name="ce9" table:formula="of:=(MIN([.C36];[.D36];[.E36])+MAX([.C36];[.D36];[.E36]))/2" office:value-type="float" office:value="899.749999999999" calcext:value-type="float">
            <text:p>899,7500</text:p>
          </table:table-cell>
          <table:table-cell table:style-name="ce5" table:formula="of:=[.C36]-[.G36]" office:value-type="float" office:value="-2699.25" calcext:value-type="float">
            <text:p>-2699,2500</text:p>
          </table:table-cell>
          <table:table-cell table:style-name="ce5" table:formula="of:=[.D36]-[.G36]" office:value-type="float" office:value="-2699.25" calcext:value-type="float">
            <text:p>-2699,2500</text:p>
          </table:table-cell>
          <table:table-cell table:style-name="ce5" table:formula="of:=[.E36]-[.G36]" office:value-type="float" office:value="2699.25" calcext:value-type="float">
            <text:p>2699,2500</text:p>
          </table:table-cell>
          <table:table-cell table:style-name="ce5"/>
          <table:table-cell table:style-name="ce14" table:formula="of:=[.C36]/2+127" office:value-type="float" office:value="-772.750000000001" calcext:value-type="float">
            <text:p>-773</text:p>
          </table:table-cell>
          <table:table-cell table:style-name="ce14" table:formula="of:=[.H36]/2+128" office:value-type="float" office:value="-1221.625" calcext:value-type="float">
            <text:p>-1222</text:p>
          </table:table-cell>
          <table:table-cell table:formula="of:=([.M36]+([.$A$3]/2))*[.$R$3]" office:value-type="float" office:value="577.875" calcext:value-type="float">
            <text:p>578</text:p>
          </table:table-cell>
          <table:table-cell table:style-name="ce17" table:formula="of:=[.N12]" office:value-type="float" office:value="3277.125" calcext:value-type="float">
            <text:p>3277</text:p>
          </table:table-cell>
          <table:table-cell table:style-name="ce15" table:formula="of:=[.N24]" office:value-type="float" office:value="577.875" calcext:value-type="float">
            <text:p>578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36]+10" office:value-type="float" office:value="340" calcext:value-type="float">
            <text:p>340</text:p>
          </table:table-cell>
          <table:table-cell table:style-name="ce5" table:formula="of:=[.$A$3]*SIN(RADIANS([.B37]))" office:value-type="float" office:value="-1230.93049582908" calcext:value-type="float">
            <text:p>-1230,9305</text:p>
          </table:table-cell>
          <table:table-cell table:style-name="ce5" table:formula="of:=[.$A$3]*SIN(RADIANS([.B37]-120))" office:value-type="float" office:value="-2313.39260726185" calcext:value-type="float">
            <text:p>-2313,3926</text:p>
          </table:table-cell>
          <table:table-cell table:style-name="ce5" table:formula="of:=[.$A$3]*SIN(RADIANS([.B37]+120))" office:value-type="float" office:value="3544.32310309094" calcext:value-type="float">
            <text:p>3544,3231</text:p>
          </table:table-cell>
          <table:table-cell table:style-name="ce5"/>
          <table:table-cell table:style-name="ce9" table:formula="of:=(MIN([.C37];[.D37];[.E37])+MAX([.C37];[.D37];[.E37]))/2" office:value-type="float" office:value="615.465247914541" calcext:value-type="float">
            <text:p>615,4652</text:p>
          </table:table-cell>
          <table:table-cell table:style-name="ce5" table:formula="of:=[.C37]-[.G37]" office:value-type="float" office:value="-1846.39574374362" calcext:value-type="float">
            <text:p>-1846,3957</text:p>
          </table:table-cell>
          <table:table-cell table:style-name="ce5" table:formula="of:=[.D37]-[.G37]" office:value-type="float" office:value="-2928.8578551764" calcext:value-type="float">
            <text:p>-2928,8579</text:p>
          </table:table-cell>
          <table:table-cell table:style-name="ce5" table:formula="of:=[.E37]-[.G37]" office:value-type="float" office:value="2928.8578551764" calcext:value-type="float">
            <text:p>2928,8579</text:p>
          </table:table-cell>
          <table:table-cell table:style-name="ce5"/>
          <table:table-cell table:style-name="ce14" table:formula="of:=[.C37]/2+127" office:value-type="float" office:value="-488.465247914541" calcext:value-type="float">
            <text:p>-488</text:p>
          </table:table-cell>
          <table:table-cell table:style-name="ce14" table:formula="of:=[.H37]/2+128" office:value-type="float" office:value="-795.197871871811" calcext:value-type="float">
            <text:p>-795</text:p>
          </table:table-cell>
          <table:table-cell table:formula="of:=([.M37]+([.$A$3]/2))*[.$R$3]" office:value-type="float" office:value="1004.30212812819" calcext:value-type="float">
            <text:p>1004</text:p>
          </table:table-cell>
          <table:table-cell table:style-name="ce17" table:formula="of:=[.N13]" office:value-type="float" office:value="3391.9289275882" calcext:value-type="float">
            <text:p>3392</text:p>
          </table:table-cell>
          <table:table-cell table:style-name="ce15" table:formula="of:=[.N25]" office:value-type="float" office:value="463.071072411802" calcext:value-type="float">
            <text:p>463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37]+10" office:value-type="float" office:value="350" calcext:value-type="float">
            <text:p>350</text:p>
          </table:table-cell>
          <table:table-cell table:style-name="ce5" table:formula="of:=[.$A$3]*SIN(RADIANS([.B38]))" office:value-type="float" office:value="-624.959791423283" calcext:value-type="float">
            <text:p>-624,9598</text:p>
          </table:table-cell>
          <table:table-cell table:style-name="ce5" table:formula="of:=[.$A$3]*SIN(RADIANS([.B38]-120))" office:value-type="float" office:value="-2756.9939507852" calcext:value-type="float">
            <text:p>-2756,9940</text:p>
          </table:table-cell>
          <table:table-cell table:style-name="ce5" table:formula="of:=[.$A$3]*SIN(RADIANS([.B38]+120))" office:value-type="float" office:value="3381.95374220849" calcext:value-type="float">
            <text:p>3381,9537</text:p>
          </table:table-cell>
          <table:table-cell table:style-name="ce5"/>
          <table:table-cell table:style-name="ce9" table:formula="of:=(MIN([.C38];[.D38];[.E38])+MAX([.C38];[.D38];[.E38]))/2" office:value-type="float" office:value="312.479895711642" calcext:value-type="float">
            <text:p>312,4799</text:p>
          </table:table-cell>
          <table:table-cell table:style-name="ce5" table:formula="of:=[.C38]-[.G38]" office:value-type="float" office:value="-937.439687134924" calcext:value-type="float">
            <text:p>-937,4397</text:p>
          </table:table-cell>
          <table:table-cell table:style-name="ce5" table:formula="of:=[.D38]-[.G38]" office:value-type="float" office:value="-3069.47384649684" calcext:value-type="float">
            <text:p>-3069,4738</text:p>
          </table:table-cell>
          <table:table-cell table:style-name="ce5" table:formula="of:=[.E38]-[.G38]" office:value-type="float" office:value="3069.47384649684" calcext:value-type="float">
            <text:p>3069,4738</text:p>
          </table:table-cell>
          <table:table-cell table:style-name="ce5"/>
          <table:table-cell table:style-name="ce14" table:formula="of:=[.C38]/2+127" office:value-type="float" office:value="-185.479895711641" calcext:value-type="float">
            <text:p>-185</text:p>
          </table:table-cell>
          <table:table-cell table:style-name="ce14" table:formula="of:=[.H38]/2+128" office:value-type="float" office:value="-340.719843567462" calcext:value-type="float">
            <text:p>-341</text:p>
          </table:table-cell>
          <table:table-cell table:formula="of:=([.M38]+([.$A$3]/2))*[.$R$3]" office:value-type="float" office:value="1458.78015643254" calcext:value-type="float">
            <text:p>1459</text:p>
          </table:table-cell>
          <table:table-cell table:style-name="ce17" table:formula="of:=[.N14]" office:value-type="float" office:value="3462.23692324842" calcext:value-type="float">
            <text:p>3462</text:p>
          </table:table-cell>
          <table:table-cell table:style-name="ce15" table:formula="of:=[.N26]" office:value-type="float" office:value="392.763076751578" calcext:value-type="float">
            <text:p>393</text:p>
          </table:table-cell>
          <table:table-cell table:number-columns-repeated="2"/>
        </table:table-row>
        <table:table-row table:style-name="ro1" table:number-rows-repeated="11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ce2">
            <draw:frame table:end-cell-address="Sheet1.M86" table:end-x="9.28mm" table:end-y="4.48mm" draw:z-index="0" draw:style-name="gr1" draw:text-style-name="P1" svg:width="264.31mm" svg:height="163.22mm" svg:x="13.98mm" svg:y="3.82mm">
              <loext:p draw:notify-on-update-of-ranges="Sheet1.B3:Sheet1.B39 Sheet1.H2:Sheet1.H2 Sheet1.H3:Sheet1.H39 Sheet1.B3:Sheet1.B39 Sheet1.I2:Sheet1.I2 Sheet1.I3:Sheet1.I39 Sheet1.B3:Sheet1.B39 Sheet1.J2:Sheet1.J2 Sheet1.J3:Sheet1.J39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 table:number-columns-repeated="5"/>
        </table:table-row>
        <table:table-row table:style-name="ro1" table:number-rows-repeated="36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 table:number-columns-repeated="5"/>
        </table:table-row>
        <table:table-row table:style-name="ro1" table:number-rows-repeated="72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 table:number-columns-repeated="5"/>
        </table:table-row>
        <table:table-row table:style-name="ro1" table:number-rows-repeated="72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 table:number-columns-repeated="5"/>
        </table:table-row>
        <table:table-row table:style-name="ro1" table:number-rows-repeated="72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 table:number-columns-repeated="5"/>
        </table:table-row>
        <table:table-row table:style-name="ro1" table:number-rows-repeated="56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 table:number-columns-repeated="5"/>
        </table:table-row>
        <table:table-row table:style-name="ro1" table:number-rows-repeated="104821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>
        <table:table-column table:style-name="co9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2]+1" office:value-type="float" office:value="1" calcext:value-type="float">
            <text:p>1</text:p>
          </table:table-cell>
          <table:table-cell/>
          <table:table-cell table:formula="of:=[.D2]+6" office:value-type="float" office:value="6" calcext:value-type="float">
            <text:p>6</text:p>
          </table:table-cell>
          <table:table-cell table:formula="of:=[.E2]+6" office:value-type="float" office:value="18" calcext:value-type="float">
            <text:p>18</text:p>
          </table:table-cell>
          <table:table-cell table:formula="of:=[.F2]+6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/>
          <table:table-cell table:formula="of:=[.D3]+6" office:value-type="float" office:value="12" calcext:value-type="float">
            <text:p>12</text:p>
          </table:table-cell>
          <table:table-cell table:formula="of:=[.E3]+6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/>
          <table:table-cell table:formula="of:=[.D4]+6" office:value-type="float" office:value="18" calcext:value-type="float">
            <text:p>18</text:p>
          </table:table-cell>
          <table:table-cell table:formula="of:=[.E4]+6" office:value-type="float" office:value="30" calcext:value-type="float">
            <text:p>30</text:p>
          </table:table-cell>
          <table:table-cell table:formula="of:=[.F4]+6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/>
          <table:table-cell table:formula="of:=[.D5]+6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F5]+6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/>
          <table:table-cell table:formula="of:=[.D6]+6" office:value-type="float" office:value="30" calcext:value-type="float">
            <text:p>30</text:p>
          </table:table-cell>
          <table:table-cell table:formula="of:=[.E6]+6" office:value-type="float" office:value="6" calcext:value-type="float">
            <text:p>6</text:p>
          </table:table-cell>
          <table:table-cell table:formula="of:=[.F6]+6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E10]-6" office:value-type="float" office:value="6" calcext:value-type="float">
            <text:p>6</text:p>
          </table:table-cell>
          <table:table-cell table:formula="of:=[.F10]-6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/>
          <table:table-cell table:formula="of:=[.D11]-6" office:value-type="float" office:value="24" calcext:value-type="float">
            <text:p>24</text:p>
          </table:table-cell>
          <table:table-cell table:formula="of:=[.E11]-6" office:value-type="float" office:value="0" calcext:value-type="float">
            <text:p>0</text:p>
          </table:table-cell>
          <table:table-cell table:formula="of:=[.F11]-6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/>
          <table:table-cell table:formula="of:=[.D12]-6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formula="of:=[.F12]-6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/>
          <table:table-cell table:formula="of:=[.D13]-6" office:value-type="float" office:value="12" calcext:value-type="float">
            <text:p>12</text:p>
          </table:table-cell>
          <table:table-cell table:formula="of:=[.E13]-6" office:value-type="float" office:value="24" calcext:value-type="float">
            <text:p>24</text:p>
          </table:table-cell>
          <table:table-cell table:formula="of:=[.F13]-6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/>
          <table:table-cell table:formula="of:=[.D14]-6" office:value-type="float" office:value="6" calcext:value-type="float">
            <text:p>6</text:p>
          </table:table-cell>
          <table:table-cell table:formula="of:=[.E14]-6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/>
          <table:table-cell table:formula="of:=26" office:value-type="float" office:value="26" calcext:value-type="float">
            <text:p>26</text:p>
          </table:table-cell>
          <table:table-cell table:formula="of:=[.E10]-10" office:value-type="float" office:value="2" calcext:value-type="float">
            <text:p>2</text:p>
          </table:table-cell>
          <table:table-cell table:formula="of:=[.F10]-10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/>
          <table:table-cell table:formula="of:=[.D18]-6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[.F18]-6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/>
          <table:table-cell table:formula="of:=[.D19]-6" office:value-type="float" office:value="14" calcext:value-type="float">
            <text:p>14</text:p>
          </table:table-cell>
          <table:table-cell table:formula="of:=[.E19]-6" office:value-type="float" office:value="26" calcext:value-type="float">
            <text:p>26</text:p>
          </table:table-cell>
          <table:table-cell table:formula="of:=[.F19]-6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/>
          <table:table-cell table:formula="of:=[.D20]-6" office:value-type="float" office:value="8" calcext:value-type="float">
            <text:p>8</text:p>
          </table:table-cell>
          <table:table-cell table:formula="of:=[.E20]-6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/>
          <table:table-cell table:formula="of:=[.D21]-6" office:value-type="float" office:value="2" calcext:value-type="float">
            <text:p>2</text:p>
          </table:table-cell>
          <table:table-cell table:formula="of:=[.E21]-6" office:value-type="float" office:value="14" calcext:value-type="float">
            <text:p>14</text:p>
          </table:table-cell>
          <table:table-cell table:formula="of:=[.F21]-6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2]-6" office:value-type="float" office:value="8" calcext:value-type="float">
            <text:p>8</text:p>
          </table:table-cell>
          <table:table-cell table:formula="of:=[.F22]-6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table:formula="of:=[.B32]+1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table:formula="of:=[.B33]+1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table:formula="of:=[.B34]+1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table:formula="of:=[.B35]+1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table:formula="of:=[.B36]+1" office:value-type="float" office:value="35" calcext:value-type="float">
            <text:p>3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0" loext:min-decimal-places="0" number:min-integer-digits="3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5" loext:min-decimal-places="5" number:min-integer-digits="1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currency-style style:name="N13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-00-0000</text:date>, <text:time style:data-style-name="N2" text:time-value="10:19:08.519366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6-11-08T10:55:52.062951485</dc:date>
    <meta:editing-duration>P1DT11H48M9S</meta:editing-duration>
    <meta:editing-cycles>17</meta:editing-cycles>
    <meta:generator>LibreOffice/5.2.2.2$Linux_X86_64 LibreOffice_project/20m0$Build-2</meta:generator>
    <meta:document-statistic meta:table-count="2" meta:cell-count="57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085cm" svg:height="14.427cm" xlink:href=".." xlink:type="simple" chart:class="chart:line" chart:style-name="ch1">
        <chart:legend chart:legend-position="end" svg:x="25.107cm" svg:y="6.416cm" style:legend-expansion="high" chart:style-name="ch2"/>
        <chart:plot-area chart:style-name="ch3" table:cell-range-address="Sheet1.N2:Sheet1.P38" chart:data-source-has-labels="row" svg:x="0.561cm" svg:y="0.288cm" svg:width="23.985cm" svg:height="13.851cm">
          <chartooo:coordinate-region svg:x="1.553cm" svg:y="0.487cm" svg:width="22.806cm" svg:height="13.0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3:Sheet1.N38" chart:label-cell-address="Sheet1.N2:Sheet1.N2" chart:class="chart:line">
            <chart:data-point chart:repeated="36"/>
          </chart:series>
          <chart:series chart:style-name="ch8" chart:values-cell-range-address="Sheet1.O3:Sheet1.O38" chart:label-cell-address="Sheet1.O2:Sheet1.O2" chart:class="chart:line">
            <chart:data-point chart:repeated="36"/>
          </chart:series>
          <chart:series chart:style-name="ch9" chart:values-cell-range-address="Sheet1.P3:Sheet1.P38" chart:label-cell-address="Sheet1.P2:Sheet1.P2" chart:class="chart:line">
            <chart:data-point chart:repeated="36"/>
          </chart:series>
          <chart:series chart:style-name="ch8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WM phase A</text:p>
                <draw:g>
                  <svg:desc>Sheet1.N2:Sheet1.N2</svg:desc>
                </draw:g>
              </table:table-cell>
              <table:table-cell office:value-type="string">
                <text:p>PWM phase B</text:p>
                <draw:g>
                  <svg:desc>Sheet1.O2:Sheet1.O2</svg:desc>
                </draw:g>
              </table:table-cell>
              <table:table-cell office:value-type="string">
                <text:p>PWM phase C</text:p>
                <draw:g>
                  <svg:desc>Sheet1.P2:Sheet1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7.5">
                <text:p>1927.5</text:p>
                <draw:g>
                  <svg:desc>Sheet1.N3:Sheet1.N38</svg:desc>
                </draw:g>
              </table:table-cell>
              <table:table-cell office:value-type="float" office:value="3485.9127141101">
                <text:p>3485.9127141101</text:p>
                <draw:g>
                  <svg:desc>Sheet1.O3:Sheet1.O38</svg:desc>
                </draw:g>
              </table:table-cell>
              <table:table-cell office:value-type="float" office:value="369.087285889903">
                <text:p>369.087285889903</text:p>
                <draw:g>
                  <svg:desc>Sheet1.P3:Sheet1.P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6.21984356746">
                <text:p>2396.21984356746</text:p>
              </table:table-cell>
              <table:table-cell office:value-type="float" office:value="3462.23692324842">
                <text:p>3462.23692324842</text:p>
              </table:table-cell>
              <table:table-cell office:value-type="float" office:value="392.763076751578">
                <text:p>392.763076751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50.69787187181">
                <text:p>2850.69787187181</text:p>
              </table:table-cell>
              <table:table-cell office:value-type="float" office:value="3391.9289275882">
                <text:p>3391.9289275882</text:p>
              </table:table-cell>
              <table:table-cell office:value-type="float" office:value="463.071072411802">
                <text:p>463.071072411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77.125">
                <text:p>3277.125</text:p>
              </table:table-cell>
              <table:table-cell office:value-type="float" office:value="3277.125">
                <text:p>3277.125</text:p>
              </table:table-cell>
              <table:table-cell office:value-type="float" office:value="577.875">
                <text:p>577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91.9289275882">
                <text:p>3391.9289275882</text:p>
              </table:table-cell>
              <table:table-cell office:value-type="float" office:value="2850.69787187181">
                <text:p>2850.69787187181</text:p>
              </table:table-cell>
              <table:table-cell office:value-type="float" office:value="463.071072411802">
                <text:p>463.071072411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62.23692324842">
                <text:p>3462.23692324842</text:p>
              </table:table-cell>
              <table:table-cell office:value-type="float" office:value="2396.21984356746">
                <text:p>2396.21984356746</text:p>
              </table:table-cell>
              <table:table-cell office:value-type="float" office:value="392.763076751579">
                <text:p>392.763076751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85.9127141101">
                <text:p>3485.9127141101</text:p>
              </table:table-cell>
              <table:table-cell office:value-type="float" office:value="1927.5">
                <text:p>1927.5</text:p>
              </table:table-cell>
              <table:table-cell office:value-type="float" office:value="369.087285889903">
                <text:p>369.087285889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62.23692324842">
                <text:p>3462.23692324842</text:p>
              </table:table-cell>
              <table:table-cell office:value-type="float" office:value="1458.78015643254">
                <text:p>1458.78015643254</text:p>
              </table:table-cell>
              <table:table-cell office:value-type="float" office:value="392.763076751578">
                <text:p>392.763076751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91.9289275882">
                <text:p>3391.9289275882</text:p>
              </table:table-cell>
              <table:table-cell office:value-type="float" office:value="1004.30212812819">
                <text:p>1004.30212812819</text:p>
              </table:table-cell>
              <table:table-cell office:value-type="float" office:value="463.071072411802">
                <text:p>463.071072411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77.125">
                <text:p>3277.125</text:p>
              </table:table-cell>
              <table:table-cell office:value-type="float" office:value="577.875">
                <text:p>577.875</text:p>
              </table:table-cell>
              <table:table-cell office:value-type="float" office:value="577.875">
                <text:p>577.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91.9289275882">
                <text:p>3391.9289275882</text:p>
              </table:table-cell>
              <table:table-cell office:value-type="float" office:value="463.071072411802">
                <text:p>463.071072411802</text:p>
              </table:table-cell>
              <table:table-cell office:value-type="float" office:value="1004.30212812819">
                <text:p>1004.30212812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62.23692324842">
                <text:p>3462.23692324842</text:p>
              </table:table-cell>
              <table:table-cell office:value-type="float" office:value="392.763076751578">
                <text:p>392.763076751578</text:p>
              </table:table-cell>
              <table:table-cell office:value-type="float" office:value="1458.78015643254">
                <text:p>1458.78015643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5.9127141101">
                <text:p>3485.9127141101</text:p>
              </table:table-cell>
              <table:table-cell office:value-type="float" office:value="369.087285889903">
                <text:p>369.087285889903</text:p>
              </table:table-cell>
              <table:table-cell office:value-type="float" office:value="1927.5">
                <text:p>1927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62.23692324842">
                <text:p>3462.23692324842</text:p>
              </table:table-cell>
              <table:table-cell office:value-type="float" office:value="392.763076751578">
                <text:p>392.763076751578</text:p>
              </table:table-cell>
              <table:table-cell office:value-type="float" office:value="2396.21984356746">
                <text:p>2396.219843567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91.9289275882">
                <text:p>3391.9289275882</text:p>
              </table:table-cell>
              <table:table-cell office:value-type="float" office:value="463.071072411802">
                <text:p>463.071072411802</text:p>
              </table:table-cell>
              <table:table-cell office:value-type="float" office:value="2850.69787187181">
                <text:p>2850.69787187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7.125">
                <text:p>3277.125</text:p>
              </table:table-cell>
              <table:table-cell office:value-type="float" office:value="577.875">
                <text:p>577.875</text:p>
              </table:table-cell>
              <table:table-cell office:value-type="float" office:value="3277.125">
                <text:p>3277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50.69787187181">
                <text:p>2850.69787187181</text:p>
              </table:table-cell>
              <table:table-cell office:value-type="float" office:value="463.071072411802">
                <text:p>463.071072411802</text:p>
              </table:table-cell>
              <table:table-cell office:value-type="float" office:value="3391.9289275882">
                <text:p>3391.9289275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6.21984356746">
                <text:p>2396.21984356746</text:p>
              </table:table-cell>
              <table:table-cell office:value-type="float" office:value="392.763076751579">
                <text:p>392.763076751579</text:p>
              </table:table-cell>
              <table:table-cell office:value-type="float" office:value="3462.23692324842">
                <text:p>3462.236923248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27.5">
                <text:p>1927.5</text:p>
              </table:table-cell>
              <table:table-cell office:value-type="float" office:value="369.087285889903">
                <text:p>369.087285889903</text:p>
              </table:table-cell>
              <table:table-cell office:value-type="float" office:value="3485.9127141101">
                <text:p>3485.91271411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8.78015643254">
                <text:p>1458.78015643254</text:p>
              </table:table-cell>
              <table:table-cell office:value-type="float" office:value="392.763076751578">
                <text:p>392.763076751578</text:p>
              </table:table-cell>
              <table:table-cell office:value-type="float" office:value="3462.23692324842">
                <text:p>3462.23692324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4.30212812819">
                <text:p>1004.30212812819</text:p>
              </table:table-cell>
              <table:table-cell office:value-type="float" office:value="463.071072411802">
                <text:p>463.071072411802</text:p>
              </table:table-cell>
              <table:table-cell office:value-type="float" office:value="3391.9289275882">
                <text:p>3391.92892758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7.875">
                <text:p>577.875</text:p>
              </table:table-cell>
              <table:table-cell office:value-type="float" office:value="577.875">
                <text:p>577.875</text:p>
              </table:table-cell>
              <table:table-cell office:value-type="float" office:value="3277.125">
                <text:p>3277.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3.071072411802">
                <text:p>463.071072411802</text:p>
              </table:table-cell>
              <table:table-cell office:value-type="float" office:value="1004.30212812819">
                <text:p>1004.30212812819</text:p>
              </table:table-cell>
              <table:table-cell office:value-type="float" office:value="3391.9289275882">
                <text:p>3391.92892758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2.763076751578">
                <text:p>392.763076751578</text:p>
              </table:table-cell>
              <table:table-cell office:value-type="float" office:value="1458.78015643254">
                <text:p>1458.78015643254</text:p>
              </table:table-cell>
              <table:table-cell office:value-type="float" office:value="3462.23692324842">
                <text:p>3462.236923248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9.087285889903">
                <text:p>369.087285889903</text:p>
              </table:table-cell>
              <table:table-cell office:value-type="float" office:value="1927.5">
                <text:p>1927.5</text:p>
              </table:table-cell>
              <table:table-cell office:value-type="float" office:value="3485.9127141101">
                <text:p>3485.9127141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2.763076751578">
                <text:p>392.763076751578</text:p>
              </table:table-cell>
              <table:table-cell office:value-type="float" office:value="2396.21984356746">
                <text:p>2396.21984356746</text:p>
              </table:table-cell>
              <table:table-cell office:value-type="float" office:value="3462.23692324842">
                <text:p>3462.236923248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3.071072411802">
                <text:p>463.071072411802</text:p>
              </table:table-cell>
              <table:table-cell office:value-type="float" office:value="2850.69787187181">
                <text:p>2850.69787187181</text:p>
              </table:table-cell>
              <table:table-cell office:value-type="float" office:value="3391.9289275882">
                <text:p>3391.92892758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7.875">
                <text:p>577.875</text:p>
              </table:table-cell>
              <table:table-cell office:value-type="float" office:value="3277.125">
                <text:p>3277.125</text:p>
              </table:table-cell>
              <table:table-cell office:value-type="float" office:value="3277.125">
                <text:p>3277.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3.071072411802">
                <text:p>463.071072411802</text:p>
              </table:table-cell>
              <table:table-cell office:value-type="float" office:value="3391.9289275882">
                <text:p>3391.9289275882</text:p>
              </table:table-cell>
              <table:table-cell office:value-type="float" office:value="2850.69787187181">
                <text:p>2850.697871871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2.763076751579">
                <text:p>392.763076751579</text:p>
              </table:table-cell>
              <table:table-cell office:value-type="float" office:value="3462.23692324842">
                <text:p>3462.23692324842</text:p>
              </table:table-cell>
              <table:table-cell office:value-type="float" office:value="2396.21984356746">
                <text:p>2396.21984356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9.087285889903">
                <text:p>369.087285889903</text:p>
              </table:table-cell>
              <table:table-cell office:value-type="float" office:value="3485.9127141101">
                <text:p>3485.9127141101</text:p>
              </table:table-cell>
              <table:table-cell office:value-type="float" office:value="1927.5">
                <text:p>192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2.763076751578">
                <text:p>392.763076751578</text:p>
              </table:table-cell>
              <table:table-cell office:value-type="float" office:value="3462.23692324842">
                <text:p>3462.23692324842</text:p>
              </table:table-cell>
              <table:table-cell office:value-type="float" office:value="1458.78015643254">
                <text:p>1458.780156432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3.071072411802">
                <text:p>463.071072411802</text:p>
              </table:table-cell>
              <table:table-cell office:value-type="float" office:value="3391.9289275882">
                <text:p>3391.9289275882</text:p>
              </table:table-cell>
              <table:table-cell office:value-type="float" office:value="1004.30212812819">
                <text:p>1004.302128128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7.875">
                <text:p>577.875</text:p>
              </table:table-cell>
              <table:table-cell office:value-type="float" office:value="3277.125">
                <text:p>3277.125</text:p>
              </table:table-cell>
              <table:table-cell office:value-type="float" office:value="577.875">
                <text:p>577.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4.30212812819">
                <text:p>1004.30212812819</text:p>
              </table:table-cell>
              <table:table-cell office:value-type="float" office:value="3391.9289275882">
                <text:p>3391.9289275882</text:p>
              </table:table-cell>
              <table:table-cell office:value-type="float" office:value="463.071072411802">
                <text:p>463.0710724118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58.78015643254">
                <text:p>1458.78015643254</text:p>
              </table:table-cell>
              <table:table-cell office:value-type="float" office:value="3462.23692324842">
                <text:p>3462.23692324842</text:p>
              </table:table-cell>
              <table:table-cell office:value-type="float" office:value="392.763076751578">
                <text:p>392.7630767515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interval-major="3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300" chart:maximum="300" chart:interval-major="5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38cm" svg:height="16.323cm" xlink:href=".." xlink:type="simple" chart:class="chart:scatter" chart:style-name="ch1">
        <chart:legend chart:legend-position="end" svg:x="23.401cm" svg:y="7.364cm" style:legend-expansion="high" chart:style-name="ch2"/>
        <chart:plot-area chart:style-name="ch3" table:cell-range-address="Sheet1.B3:Sheet1.B39 Sheet1.H2:Sheet1.J39" chart:data-source-has-labels="row" svg:x="0.528cm" svg:y="0.326cm" svg:width="22.345cm" svg:height="15.671cm">
          <chartooo:coordinate-region svg:x="1.44cm" svg:y="0.525cm" svg:width="21.153cm" svg:height="15.2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39" chart:label-cell-address="Sheet1.H2:Sheet1.H2" chart:class="chart:scatter">
            <chart:domain table:cell-range-address="Sheet1.B3:Sheet1.B39"/>
            <chart:data-point chart:repeated="37"/>
          </chart:series>
          <chart:series chart:style-name="ch8" chart:values-cell-range-address="Sheet1.I3:Sheet1.I39" chart:label-cell-address="Sheet1.I2:Sheet1.I2" chart:class="chart:scatter">
            <chart:data-point chart:repeated="37"/>
          </chart:series>
          <chart:series chart:style-name="ch9" chart:values-cell-range-address="Sheet1.J3:Sheet1.J39" chart:label-cell-address="Sheet1.J2:Sheet1.J2" chart:class="chart:scatter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hase Asv</text:p>
                <draw:g>
                  <svg:desc>Sheet1.H2:Sheet1.H2</svg:desc>
                </draw:g>
              </table:table-cell>
              <table:table-cell office:value-type="string">
                <text:p>Phase Bsv</text:p>
                <draw:g>
                  <svg:desc>Sheet1.I2:Sheet1.I2</svg:desc>
                </draw:g>
              </table:table-cell>
              <table:table-cell office:value-type="string">
                <text:p>Phase Csv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39</svg:desc>
                </draw:g>
              </table:table-cell>
              <table:table-cell office:value-type="float" office:value="0">
                <text:p>0</text:p>
                <draw:g>
                  <svg:desc>Sheet1.H3:Sheet1.H39</svg:desc>
                </draw:g>
              </table:table-cell>
              <table:table-cell office:value-type="float" office:value="-3116.8254282202">
                <text:p>-3116.8254282202</text:p>
                <draw:g>
                  <svg:desc>Sheet1.I3:Sheet1.I39</svg:desc>
                </draw:g>
              </table:table-cell>
              <table:table-cell office:value-type="float" office:value="3116.8254282202">
                <text:p>3116.8254282202</text:p>
                <draw:g>
                  <svg:desc>Sheet1.J3:Sheet1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37.439687134924">
                <text:p>937.439687134924</text:p>
              </table:table-cell>
              <table:table-cell office:value-type="float" office:value="-3069.47384649684">
                <text:p>-3069.47384649684</text:p>
              </table:table-cell>
              <table:table-cell office:value-type="float" office:value="3069.47384649684">
                <text:p>3069.47384649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846.39574374362">
                <text:p>1846.39574374362</text:p>
              </table:table-cell>
              <table:table-cell office:value-type="float" office:value="-2928.8578551764">
                <text:p>-2928.8578551764</text:p>
              </table:table-cell>
              <table:table-cell office:value-type="float" office:value="2928.8578551764">
                <text:p>2928.85785517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699.25">
                <text:p>2699.25</text:p>
              </table:table-cell>
              <table:table-cell office:value-type="float" office:value="-2699.25">
                <text:p>-2699.25</text:p>
              </table:table-cell>
              <table:table-cell office:value-type="float" office:value="2699.25">
                <text:p>2699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928.8578551764">
                <text:p>2928.8578551764</text:p>
              </table:table-cell>
              <table:table-cell office:value-type="float" office:value="-2928.8578551764">
                <text:p>-2928.8578551764</text:p>
              </table:table-cell>
              <table:table-cell office:value-type="float" office:value="1846.39574374362">
                <text:p>1846.39574374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069.47384649684">
                <text:p>3069.47384649684</text:p>
              </table:table-cell>
              <table:table-cell office:value-type="float" office:value="-3069.47384649684">
                <text:p>-3069.47384649684</text:p>
              </table:table-cell>
              <table:table-cell office:value-type="float" office:value="937.439687134923">
                <text:p>937.439687134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116.82542822019">
                <text:p>3116.82542822019</text:p>
              </table:table-cell>
              <table:table-cell office:value-type="float" office:value="-3116.82542822019">
                <text:p>-3116.82542822019</text:p>
              </table:table-cell>
              <table:table-cell office:value-type="float" office:value="0.000000000000440750383013132">
                <text:p>0.000000000000440750383013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3069.47384649684">
                <text:p>3069.47384649684</text:p>
              </table:table-cell>
              <table:table-cell office:value-type="float" office:value="-3069.47384649684">
                <text:p>-3069.47384649684</text:p>
              </table:table-cell>
              <table:table-cell office:value-type="float" office:value="-937.439687134924">
                <text:p>-937.4396871349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928.8578551764">
                <text:p>2928.8578551764</text:p>
              </table:table-cell>
              <table:table-cell office:value-type="float" office:value="-2928.8578551764">
                <text:p>-2928.8578551764</text:p>
              </table:table-cell>
              <table:table-cell office:value-type="float" office:value="-1846.39574374362">
                <text:p>-1846.395743743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699.25">
                <text:p>2699.25</text:p>
              </table:table-cell>
              <table:table-cell office:value-type="float" office:value="-2699.25">
                <text:p>-2699.25</text:p>
              </table:table-cell>
              <table:table-cell office:value-type="float" office:value="-2699.25">
                <text:p>-2699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928.8578551764">
                <text:p>2928.8578551764</text:p>
              </table:table-cell>
              <table:table-cell office:value-type="float" office:value="-1846.39574374362">
                <text:p>-1846.39574374362</text:p>
              </table:table-cell>
              <table:table-cell office:value-type="float" office:value="-2928.8578551764">
                <text:p>-2928.85785517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069.47384649684">
                <text:p>3069.47384649684</text:p>
              </table:table-cell>
              <table:table-cell office:value-type="float" office:value="-937.439687134924">
                <text:p>-937.439687134924</text:p>
              </table:table-cell>
              <table:table-cell office:value-type="float" office:value="-3069.47384649684">
                <text:p>-3069.47384649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3116.8254282202">
                <text:p>3116.8254282202</text:p>
              </table:table-cell>
              <table:table-cell office:value-type="float" office:value="0">
                <text:p>0</text:p>
              </table:table-cell>
              <table:table-cell office:value-type="float" office:value="-3116.82542822019">
                <text:p>-3116.82542822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3069.47384649684">
                <text:p>3069.47384649684</text:p>
              </table:table-cell>
              <table:table-cell office:value-type="float" office:value="937.439687134924">
                <text:p>937.439687134924</text:p>
              </table:table-cell>
              <table:table-cell office:value-type="float" office:value="-3069.47384649684">
                <text:p>-3069.47384649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928.8578551764">
                <text:p>2928.8578551764</text:p>
              </table:table-cell>
              <table:table-cell office:value-type="float" office:value="1846.39574374362">
                <text:p>1846.39574374362</text:p>
              </table:table-cell>
              <table:table-cell office:value-type="float" office:value="-2928.8578551764">
                <text:p>-2928.85785517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699.25">
                <text:p>2699.25</text:p>
              </table:table-cell>
              <table:table-cell office:value-type="float" office:value="2699.25">
                <text:p>2699.25</text:p>
              </table:table-cell>
              <table:table-cell office:value-type="float" office:value="-2699.25">
                <text:p>-2699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846.39574374362">
                <text:p>1846.39574374362</text:p>
              </table:table-cell>
              <table:table-cell office:value-type="float" office:value="2928.8578551764">
                <text:p>2928.8578551764</text:p>
              </table:table-cell>
              <table:table-cell office:value-type="float" office:value="-2928.8578551764">
                <text:p>-2928.85785517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937.439687134923">
                <text:p>937.439687134923</text:p>
              </table:table-cell>
              <table:table-cell office:value-type="float" office:value="3069.47384649684">
                <text:p>3069.47384649684</text:p>
              </table:table-cell>
              <table:table-cell office:value-type="float" office:value="-3069.47384649684">
                <text:p>-3069.473846496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000000000000440750383013132">
                <text:p>0.000000000000440750383013132</text:p>
              </table:table-cell>
              <table:table-cell office:value-type="float" office:value="3116.82542822019">
                <text:p>3116.82542822019</text:p>
              </table:table-cell>
              <table:table-cell office:value-type="float" office:value="-3116.82542822019">
                <text:p>-3116.82542822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937.439687134924">
                <text:p>-937.439687134924</text:p>
              </table:table-cell>
              <table:table-cell office:value-type="float" office:value="3069.47384649684">
                <text:p>3069.47384649684</text:p>
              </table:table-cell>
              <table:table-cell office:value-type="float" office:value="-3069.47384649684">
                <text:p>-3069.47384649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846.39574374362">
                <text:p>-1846.39574374362</text:p>
              </table:table-cell>
              <table:table-cell office:value-type="float" office:value="2928.8578551764">
                <text:p>2928.8578551764</text:p>
              </table:table-cell>
              <table:table-cell office:value-type="float" office:value="-2928.8578551764">
                <text:p>-2928.85785517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2699.25">
                <text:p>-2699.25</text:p>
              </table:table-cell>
              <table:table-cell office:value-type="float" office:value="2699.25">
                <text:p>2699.25</text:p>
              </table:table-cell>
              <table:table-cell office:value-type="float" office:value="-2699.25">
                <text:p>-2699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2928.8578551764">
                <text:p>-2928.8578551764</text:p>
              </table:table-cell>
              <table:table-cell office:value-type="float" office:value="2928.8578551764">
                <text:p>2928.8578551764</text:p>
              </table:table-cell>
              <table:table-cell office:value-type="float" office:value="-1846.39574374362">
                <text:p>-1846.395743743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3069.47384649684">
                <text:p>-3069.47384649684</text:p>
              </table:table-cell>
              <table:table-cell office:value-type="float" office:value="3069.47384649684">
                <text:p>3069.47384649684</text:p>
              </table:table-cell>
              <table:table-cell office:value-type="float" office:value="-937.439687134924">
                <text:p>-937.4396871349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3116.82542822019">
                <text:p>-3116.82542822019</text:p>
              </table:table-cell>
              <table:table-cell office:value-type="float" office:value="3116.8254282202">
                <text:p>3116.8254282202</text:p>
              </table:table-cell>
              <table:table-cell office:value-type="float" office:value="-0.000000000000881500766026265">
                <text:p>-0.0000000000008815007660262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3069.47384649684">
                <text:p>-3069.47384649684</text:p>
              </table:table-cell>
              <table:table-cell office:value-type="float" office:value="3069.47384649684">
                <text:p>3069.47384649684</text:p>
              </table:table-cell>
              <table:table-cell office:value-type="float" office:value="937.439687134922">
                <text:p>937.4396871349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2928.8578551764">
                <text:p>-2928.8578551764</text:p>
              </table:table-cell>
              <table:table-cell office:value-type="float" office:value="2928.8578551764">
                <text:p>2928.8578551764</text:p>
              </table:table-cell>
              <table:table-cell office:value-type="float" office:value="1846.39574374362">
                <text:p>1846.395743743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2699.25">
                <text:p>-2699.25</text:p>
              </table:table-cell>
              <table:table-cell office:value-type="float" office:value="2699.25">
                <text:p>2699.25</text:p>
              </table:table-cell>
              <table:table-cell office:value-type="float" office:value="2699.25">
                <text:p>2699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2928.8578551764">
                <text:p>-2928.8578551764</text:p>
              </table:table-cell>
              <table:table-cell office:value-type="float" office:value="1846.39574374362">
                <text:p>1846.39574374362</text:p>
              </table:table-cell>
              <table:table-cell office:value-type="float" office:value="2928.8578551764">
                <text:p>2928.85785517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3069.47384649684">
                <text:p>-3069.47384649684</text:p>
              </table:table-cell>
              <table:table-cell office:value-type="float" office:value="937.439687134924">
                <text:p>937.439687134924</text:p>
              </table:table-cell>
              <table:table-cell office:value-type="float" office:value="3069.47384649684">
                <text:p>3069.47384649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3116.82542822019">
                <text:p>-3116.82542822019</text:p>
              </table:table-cell>
              <table:table-cell office:value-type="float" office:value="0.000000000000440750383013132">
                <text:p>0.000000000000440750383013132</text:p>
              </table:table-cell>
              <table:table-cell office:value-type="float" office:value="3116.8254282202">
                <text:p>3116.82542822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3069.47384649684">
                <text:p>-3069.47384649684</text:p>
              </table:table-cell>
              <table:table-cell office:value-type="float" office:value="-937.439687134924">
                <text:p>-937.439687134924</text:p>
              </table:table-cell>
              <table:table-cell office:value-type="float" office:value="3069.47384649684">
                <text:p>3069.473846496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2928.8578551764">
                <text:p>-2928.8578551764</text:p>
              </table:table-cell>
              <table:table-cell office:value-type="float" office:value="-1846.39574374362">
                <text:p>-1846.39574374362</text:p>
              </table:table-cell>
              <table:table-cell office:value-type="float" office:value="2928.8578551764">
                <text:p>2928.85785517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2699.25">
                <text:p>-2699.25</text:p>
              </table:table-cell>
              <table:table-cell office:value-type="float" office:value="-2699.25">
                <text:p>-2699.25</text:p>
              </table:table-cell>
              <table:table-cell office:value-type="float" office:value="2699.25">
                <text:p>2699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1846.39574374362">
                <text:p>-1846.39574374362</text:p>
              </table:table-cell>
              <table:table-cell office:value-type="float" office:value="-2928.8578551764">
                <text:p>-2928.8578551764</text:p>
              </table:table-cell>
              <table:table-cell office:value-type="float" office:value="2928.8578551764">
                <text:p>2928.85785517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937.439687134924">
                <text:p>-937.439687134924</text:p>
              </table:table-cell>
              <table:table-cell office:value-type="float" office:value="-3069.47384649684">
                <text:p>-3069.47384649684</text:p>
              </table:table-cell>
              <table:table-cell office:value-type="float" office:value="3069.47384649684">
                <text:p>3069.47384649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5cm" svg:height="14.427cm" xlink:href=".." xlink:type="simple" chart:class="chart:line" chart:column-mapping="0" chart:style-name="ch1">
        <chart:legend chart:legend-position="end" svg:x="19.498cm" svg:y="6.268cm" style:legend-expansion="high" chart:style-name="ch2"/>
        <chart:plot-area chart:style-name="ch3" table:cell-range-address="Sheet1.B3:Sheet1.B38 Sheet1.N2:Sheet1.N38" chart:data-source-has-labels="row" svg:x="0.561cm" svg:y="0.288cm" svg:width="18.376cm" svg:height="13.851cm">
          <chartooo:coordinate-region svg:x="1.553cm" svg:y="0.487cm" svg:width="17.198cm" svg:height="13.0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38" chart:label-cell-address="Sheet1.B3:Sheet1.B38" chart:class="chart:line">
            <chart:data-point chart:repeated="37"/>
          </chart:series>
          <chart:series chart:style-name="ch7" chart:values-cell-range-address="Sheet1.B3:Sheet1.B38" chart:class="chart:line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10 20 30 40 50 60 70 80 90 100 110 120 130 140 150 160 170 180 190 200 210 220 230 240 250 260 270 280 290 300 310 320 330 340 350</text:p>
                <text:list>
                  <text:list-item>
                    <text:p>0</text:p>
                  </text:list-item>
                  <text:list-item>
                    <text:p>10</text:p>
                  </text:list-item>
                  <text:list-item>
                    <text:p>20</text:p>
                  </text:list-item>
                  <text:list-item>
                    <text:p>30</text:p>
                  </text:list-item>
                  <text:list-item>
                    <text:p>40</text:p>
                  </text:list-item>
                  <text:list-item>
                    <text:p>50</text:p>
                  </text:list-item>
                  <text:list-item>
                    <text:p>60</text:p>
                  </text:list-item>
                  <text:list-item>
                    <text:p>70</text:p>
                  </text:list-item>
                  <text:list-item>
                    <text:p>80</text:p>
                  </text:list-item>
                  <text:list-item>
                    <text:p>90</text:p>
                  </text:list-item>
                  <text:list-item>
                    <text:p>100</text:p>
                  </text:list-item>
                  <text:list-item>
                    <text:p>110</text:p>
                  </text:list-item>
                  <text:list-item>
                    <text:p>120</text:p>
                  </text:list-item>
                  <text:list-item>
                    <text:p>130</text:p>
                  </text:list-item>
                  <text:list-item>
                    <text:p>140</text:p>
                  </text:list-item>
                  <text:list-item>
                    <text:p>150</text:p>
                  </text:list-item>
                  <text:list-item>
                    <text:p>160</text:p>
                  </text:list-item>
                  <text:list-item>
                    <text:p>170</text:p>
                  </text:list-item>
                  <text:list-item>
                    <text:p>180</text:p>
                  </text:list-item>
                  <text:list-item>
                    <text:p>190</text:p>
                  </text:list-item>
                  <text:list-item>
                    <text:p>200</text:p>
                  </text:list-item>
                  <text:list-item>
                    <text:p>210</text:p>
                  </text:list-item>
                  <text:list-item>
                    <text:p>220</text:p>
                  </text:list-item>
                  <text:list-item>
                    <text:p>230</text:p>
                  </text:list-item>
                  <text:list-item>
                    <text:p>240</text:p>
                  </text:list-item>
                  <text:list-item>
                    <text:p>250</text:p>
                  </text:list-item>
                  <text:list-item>
                    <text:p>260</text:p>
                  </text:list-item>
                  <text:list-item>
                    <text:p>270</text:p>
                  </text:list-item>
                  <text:list-item>
                    <text:p>280</text:p>
                  </text:list-item>
                  <text:list-item>
                    <text:p>290</text:p>
                  </text:list-item>
                  <text:list-item>
                    <text:p>300</text:p>
                  </text:list-item>
                  <text:list-item>
                    <text:p>310</text:p>
                  </text:list-item>
                  <text:list-item>
                    <text:p>320</text:p>
                  </text:list-item>
                  <text:list-item>
                    <text:p>330</text:p>
                  </text:list-item>
                  <text:list-item>
                    <text:p>340</text:p>
                  </text:list-item>
                  <text:list-item>
                    <text:p>350</text:p>
                  </text:list-item>
                </text:list>
                <draw:g>
                  <svg:desc>Sheet1.B3:Sheet1.B38</svg:desc>
                </draw:g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N2:Sheet1.N38</svg:desc>
                </draw:g>
              </table:table-cell>
              <table:table-cell office:value-type="float" office:value="0">
                <text:p>0</text:p>
                <draw:g>
                  <svg:desc>Sheet1.B3:Sheet1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7.5">
                <text:p>1927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96.21984356746">
                <text:p>2396.219843567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50.69787187181">
                <text:p>2850.697871871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77.125">
                <text:p>3277.1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91.9289275882">
                <text:p>3391.92892758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2.23692324842">
                <text:p>3462.236923248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85.9127141101">
                <text:p>3485.91271411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62.23692324842">
                <text:p>3462.236923248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91.9289275882">
                <text:p>3391.92892758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77.125">
                <text:p>3277.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91.9289275882">
                <text:p>3391.928927588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62.23692324842">
                <text:p>3462.2369232484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85.9127141101">
                <text:p>3485.91271411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62.23692324842">
                <text:p>3462.2369232484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91.9289275882">
                <text:p>3391.92892758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77.125">
                <text:p>3277.12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50.69787187181">
                <text:p>2850.6978718718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96.21984356746">
                <text:p>2396.219843567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27.5">
                <text:p>1927.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58.78015643254">
                <text:p>1458.7801564325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4.30212812819">
                <text:p>1004.3021281281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7.875">
                <text:p>577.87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3.071072411802">
                <text:p>463.07107241180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2.763076751578">
                <text:p>392.76307675157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9.087285889903">
                <text:p>369.08728588990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2.763076751578">
                <text:p>392.76307675157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3.071072411802">
                <text:p>463.07107241180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7.875">
                <text:p>577.87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3.071072411802">
                <text:p>463.07107241180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2.763076751579">
                <text:p>392.76307675157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9.087285889903">
                <text:p>369.08728588990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2.763076751578">
                <text:p>392.76307675157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3.071072411802">
                <text:p>463.07107241180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7.875">
                <text:p>577.87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4.30212812819">
                <text:p>1004.3021281281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58.78015643254">
                <text:p>1458.7801564325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